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application/xml"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MU Sans Serif1" svg:font-family="'CMU Sans Serif', sans-serif"/>
    <style:font-face style:name="CMU Serif Extra1" svg:font-family="'CMU Serif Extra', serif"/>
    <style:font-face style:name="CMU Serif1" svg:font-family="'CMU Serif', serif"/>
    <style:font-face style:name="Lucida Sans1" svg:font-family="'Lucida Sans'"/>
    <style:font-face style:name="OpenSymbol" svg:font-family="OpenSymbol"/>
    <style:font-face style:name="SimSun1" svg:font-family="SimSun"/>
    <style:font-face style:name="apple-system" svg:font-family="apple-system, system-ui, 'Segoe UI', Helvetica, Arial, sans-serif, 'Apple Color Emoji', 'Segoe UI Emoji'"/>
    <style:font-face style:name="Lucida Sans2" svg:font-family="'Lucida Sans'" style:font-family-generic="swiss"/>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CMU Serif3" svg:font-family="'CMU Serif'" style:font-family-generic="roman" style:font-pitch="variable"/>
    <style:font-face style:name="CMU Serif" svg:font-family="'CMU Serif'" style:font-adornments="Bold" style:font-family-generic="roman" style:font-pitch="variable"/>
    <style:font-face style:name="CMU Serif2" svg:font-family="'CMU Serif'" style:font-adornments="Roman" style:font-family-generic="roman" style:font-pitch="variable"/>
    <style:font-face style:name="CMU Serif Extra" svg:font-family="'CMU Serif Extra'"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CMU Sans Serif" svg:font-family="'CMU Sans Serif'" style:font-adornments="Regular"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margin-top="0in" fo:margin-bottom="0in"/>
    </style:style>
    <style:style style:name="P2" style:family="paragraph" style:parent-style-name="Text_20_body">
      <style:text-properties style:text-underline-style="solid" style:text-underline-width="auto" style:text-underline-color="font-color"/>
    </style:style>
    <style:style style:name="P3" style:family="paragraph" style:parent-style-name="Text_20_body">
      <style:paragraph-properties fo:text-align="justify" style:justify-single-word="false"/>
    </style:style>
    <style:style style:name="P4" style:family="paragraph" style:parent-style-name="Text_20_body">
      <style:paragraph-properties fo:margin-top="0in" fo:margin-bottom="0in"/>
    </style:style>
    <style:style style:name="P5" style:family="paragraph" style:parent-style-name="Text_20_body" style:list-style-name="L1">
      <style:paragraph-properties fo:margin-top="0in" fo:margin-bottom="0in"/>
    </style:style>
    <style:style style:name="P6" style:family="paragraph" style:parent-style-name="Text_20_body" style:list-style-name="L2">
      <style:paragraph-properties fo:margin-top="0in" fo:margin-bottom="0in"/>
    </style:style>
    <style:style style:name="P7" style:family="paragraph" style:parent-style-name="Text_20_body">
      <style:paragraph-properties fo:break-before="page"/>
    </style:style>
    <style:style style:name="P8" style:family="paragraph" style:parent-style-name="Text_20_body">
      <style:paragraph-properties fo:margin-top="0in" fo:margin-bottom="0.0402in"/>
    </style:style>
    <style:style style:name="P9" style:family="paragraph" style:parent-style-name="Text_20_body">
      <style:paragraph-properties fo:margin-top="0in" fo:margin-bottom="0.0598in"/>
    </style:style>
    <style:style style:name="P10" style:family="paragraph" style:parent-style-name="Text_20_body">
      <style:paragraph-properties fo:margin-top="0in" fo:margin-bottom="0.1in"/>
    </style:style>
    <style:style style:name="P11" style:family="paragraph" style:parent-style-name="Text_20_body">
      <style:paragraph-properties fo:margin-top="0in" fo:margin-bottom="0.1in"/>
      <style:text-properties style:font-name="CMU Serif Extra" fo:font-weight="bold" style:font-weight-asian="bold" style:font-weight-complex="bold"/>
    </style:style>
    <style:style style:name="P12" style:family="paragraph" style:parent-style-name="Text_20_body">
      <style:paragraph-properties fo:margin-top="0in" fo:margin-bottom="0.1in"/>
      <style:text-properties fo:font-style="italic" style:font-style-asian="italic" style:font-style-complex="italic"/>
    </style:style>
    <style:style style:name="P13" style:family="paragraph" style:parent-style-name="Text_20_body" style:list-style-name="L1">
      <style:paragraph-properties fo:margin-top="0in" fo:margin-bottom="0.1201in"/>
    </style:style>
    <style:style style:name="P14" style:family="paragraph" style:parent-style-name="Text_20_body" style:list-style-name="L2">
      <style:paragraph-properties fo:margin-top="0in" fo:margin-bottom="0.1201in"/>
    </style:style>
    <style:style style:name="P15" style:family="paragraph" style:parent-style-name="Text_20_body">
      <style:paragraph-properties fo:margin-left="0.25in" fo:margin-right="0in" fo:margin-top="0in" fo:margin-bottom="0.1in" fo:text-indent="-0.25in" style:auto-text-indent="false"/>
    </style:style>
    <style:style style:name="P16" style:family="paragraph" style:parent-style-name="Heading_20_3">
      <style:text-properties style:font-name="Courier New" style:font-name-asian="Courier New" style:font-name-complex="Courier New"/>
    </style:style>
    <style:style style:name="P17" style:family="paragraph" style:parent-style-name="Heading_20_3">
      <style:paragraph-properties fo:break-before="page"/>
    </style:style>
    <style:style style:name="P18" style:family="paragraph" style:parent-style-name="Heading_20_4">
      <style:text-properties style:font-name="Courier New" style:font-name-asian="Courier New" style:font-name-complex="Courier New"/>
    </style:style>
    <style:style style:name="P19" style:family="paragraph" style:parent-style-name="Heading_20_4">
      <style:paragraph-properties fo:break-before="page"/>
    </style:style>
    <style:style style:name="P20" style:family="paragraph" style:parent-style-name="Preformatted_20_Text">
      <style:paragraph-properties fo:margin-top="0in" fo:margin-bottom="0.1201in"/>
    </style:style>
    <style:style style:name="P21" style:family="paragraph" style:parent-style-name="Preformatted_20_Text" style:master-page-name="">
      <style:paragraph-properties fo:margin-left="0in" fo:margin-right="0in" fo:margin-top="0in" fo:margin-bottom="0.1201in" fo:text-indent="0.1201in" style:auto-text-indent="false" style:page-number="auto"/>
    </style:style>
    <style:style style:name="P22" style:family="paragraph" style:parent-style-name="Preformatted_20_Text">
      <style:paragraph-properties fo:break-before="page"/>
    </style:style>
    <style:style style:name="P23" style:family="paragraph" style:parent-style-name="Horizontal_20_Line">
      <style:paragraph-properties fo:margin-top="0in" fo:margin-bottom="0.1in"/>
    </style:style>
    <style:style style:name="P24" style:family="paragraph" style:parent-style-name="Horizontal_20_Line">
      <style:paragraph-properties fo:margin-left="0.25in" fo:margin-right="0in" fo:margin-top="0in" fo:margin-bottom="0in" fo:text-indent="-0.25in" style:auto-text-indent="false"/>
    </style:style>
    <style:style style:name="P25" style:family="paragraph" style:parent-style-name="First_20_paragraph">
      <style:text-properties fo:letter-spacing="-0.0016in"/>
    </style:style>
    <style:style style:name="P26" style:family="paragraph" style:parent-style-name="First_20_paragraph">
      <style:text-properties style:text-underline-style="solid" style:text-underline-width="auto" style:text-underline-color="font-color"/>
    </style:style>
    <style:style style:name="P27" style:family="paragraph" style:parent-style-name="First_20_paragraph">
      <style:paragraph-properties fo:break-before="page"/>
      <style:text-properties style:text-underline-style="solid" style:text-underline-width="auto" style:text-underline-color="font-color"/>
    </style:style>
    <style:style style:name="P28" style:family="paragraph" style:parent-style-name="First_20_paragraph">
      <style:paragraph-properties fo:margin-top="0in" fo:margin-bottom="0.0799in"/>
    </style:style>
    <style:style style:name="P29" style:family="paragraph" style:parent-style-name="First_20_paragraph">
      <style:paragraph-properties fo:margin-top="0in" fo:margin-bottom="0.0799in" fo:break-before="page"/>
    </style:style>
    <style:style style:name="T1" style:family="text">
      <style:text-properties style:font-name="Courier New" style:font-name-asian="Courier New" style:font-name-complex="Courier New"/>
    </style:style>
    <style:style style:name="T2" style:family="text">
      <style:text-properties fo:font-weight="bold" style:font-weight-asian="bold" style:font-weight-complex="bold"/>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font-name="CMU Serif Extra"/>
    </style:style>
    <style:style style:name="T5" style:family="text">
      <style:text-properties style:font-name="CMU Serif Extra" fo:font-weight="bold" style:font-weight-asian="bold" style:font-weight-complex="bold"/>
    </style:style>
    <style:style style:name="T6" style:family="text">
      <style:text-properties style:font-name="CMU Serif3" fo:font-size="10pt" fo:font-style="normal" fo:font-weight="normal" style:font-size-asian="10pt" style:font-style-asian="normal" style:font-weight-asian="normal" style:font-size-complex="10pt" style:font-style-complex="normal" style:font-weight-complex="normal"/>
    </style:style>
    <style:style style:name="T7" style:family="text">
      <style:text-properties fo:font-style="italic" style:font-style-asian="italic" style:font-style-complex="italic"/>
    </style:style>
    <style:style style:name="T8" style:family="text">
      <style:text-properties fo:font-style="normal" style:font-style-asian="normal" style:font-style-complex="normal"/>
    </style:style>
    <style:style style:name="T9" style:family="text">
      <style:text-properties style:text-position="super 58%" fo:font-style="italic" style:font-style-asian="italic" style:font-style-complex="italic"/>
    </style:style>
    <style:style style:name="T10" style:family="text">
      <style:text-properties style:font-name="CMU Serif Extra1" fo:font-weight="bold"/>
    </style:style>
    <style:style style:name="T11" style:family="text">
      <style:text-properties style:font-name="CMU Serif Extra" fo:font-weight="bold" style:font-weight-asian="bold" style:font-weight-complex="bold"/>
    </style:style>
    <style:style style:name="T12" style:family="text">
      <style:text-properties style:font-name="CMU Serif3" fo:font-weight="bold" style:font-weight-asian="bold" style:font-weight-complex="bold"/>
    </style:style>
    <style:style style:name="T13" style:family="text">
      <style:text-properties fo:font-variant="normal" fo:text-transform="none" fo:color="#24292e" style:font-name="apple-system" fo:font-size="10.5500001907349pt" fo:letter-spacing="normal" fo:font-style="normal" fo:font-weight="normal"/>
    </style:style>
    <style:style style:name="T14" style:family="text">
      <style:text-properties fo:font-variant="normal" fo:text-transform="none" fo:color="#24292e" style:font-name="CMU Serif3" fo:font-size="10.5500001907349pt" fo:letter-spacing="normal" fo:font-style="normal" fo:font-weight="normal"/>
    </style:style>
    <style:style style:name="T15" style:family="text">
      <style:text-properties fo:font-variant="normal" fo:text-transform="none" fo:color="#24292e" style:font-name="CMU Serif3" fo:font-size="2pt" fo:letter-spacing="normal" fo:font-style="normal" fo:font-weight="normal" style:font-size-asian="2pt" style:font-size-complex="2pt"/>
    </style:style>
    <style:style style:name="T16" style:family="text">
      <style:text-properties fo:font-variant="normal" fo:text-transform="none" fo:color="#24292e" style:font-name="CMU Serif3" fo:font-size="10pt" fo:letter-spacing="normal" fo:font-style="normal" fo:font-weight="normal" style:font-size-asian="10pt" style:font-size-complex="10pt"/>
    </style:style>
    <style:style style:name="T17" style:family="text">
      <style:text-properties fo:font-variant="normal" fo:text-transform="none" fo:color="#0366d6" style:text-line-through-style="none" style:font-name="apple-system" fo:font-size="10.5500001907349pt" fo:letter-spacing="normal" fo:font-style="normal" style:text-underline-style="none" fo:font-weight="normal" style:text-blinking="false" fo:background-color="#ffffff"/>
    </style:style>
    <style:style style:name="T18" style:family="text">
      <style:text-properties fo:font-variant="normal" fo:text-transform="none" fo:color="#0366d6" style:text-line-through-style="none" style:font-name="CMU Serif3" fo:font-size="10.5500001907349pt" fo:letter-spacing="normal" fo:font-style="normal" style:text-underline-style="none" fo:font-weight="normal" style:text-blinking="false" fo:background-color="#ffffff"/>
    </style:style>
    <style:style style:name="T19" style:family="text">
      <style:text-properties fo:font-variant="normal" fo:text-transform="none" fo:color="#0366d6" style:text-line-through-style="none" style:font-name="CMU Serif3" fo:font-size="2pt" fo:letter-spacing="normal" fo:font-style="normal" style:text-underline-style="none" fo:font-weight="normal" style:text-blinking="false" fo:background-color="#ffffff" style:font-size-asian="2pt" style:font-size-complex="2pt"/>
    </style:style>
    <style:style style:name="T20" style:family="text">
      <style:text-properties fo:font-variant="normal" fo:text-transform="none" fo:color="#0366d6" style:text-line-through-style="none" style:font-name="CMU Serif3" fo:font-size="10pt" fo:letter-spacing="normal" fo:font-style="normal" style:text-underline-style="none" fo:font-weight="normal" style:text-blinking="false" fo:background-color="#ffffff" style:font-size-asian="10pt" style:font-size-complex="10pt"/>
    </style:style>
    <style:style style:name="T21" style:family="text">
      <style:text-properties fo:font-variant="normal" fo:text-transform="none" fo:color="#000080" style:text-line-through-style="none" style:font-name="CMU Serif3" fo:font-size="10pt" fo:letter-spacing="normal" fo:font-style="normal" style:text-underline-style="none" fo:font-weight="normal" style:text-blinking="false" fo:background-color="#ffffff" style:font-size-asian="10pt" style:font-size-complex="10pt"/>
    </style:style>
    <style:style style:name="T22" style:family="text">
      <style:text-properties fo:font-size="14pt" style:font-size-asian="14pt" style:font-size-complex="14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ffffff" style:background-transparency="0%" fo:padding="0in" fo:border="none" style:shadow="none" style:mirror="none" fo:clip="rect(0in, 0in, 0in, 0in)"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_20_1">Blockcerts V3 Proposal</text:p>
      <text:p text:style-name="Heading_20_1a_20_Sub_20_WoT">a white paper from Rebooting the Web of Trust IX</text:p>
      <text:p text:style-name="Heading_20_1b_20_Sub_20_Author">by Anthony Ronning <text:a xlink:type="simple" xlink:href="mailto:aronning@learningmachine.com" text:style-name="Internet_20_link" text:visited-style-name="Visited_20_Internet_20_Link"><text:span text:style-name="Definition">aronning@learningmachine.com</text:span></text:a> (Learning Machine) <text:s text:c="29"/>and Wong Wai Chung <text:a xlink:type="simple" xlink:href="mailto:waichung@nextid.com" text:style-name="Internet_20_link" text:visited-style-name="Visited_20_Internet_20_Link"><text:span text:style-name="Definition">waichung@nextid.com</text:span></text:a> (NextID)</text:p>
      <text:h text:style-name="Heading_20_2" text:outline-level="2">Abstract</text:h>
      <text:p text:style-name="First_20_paragraph">As the standards around Verifiable Credentials are starting to take form, different flavors of "verifiable credentials-like" data structures need to make necessary changes to leverage on the rulesets outlined and constantly reviewed by knowledgeable communities such as the W3C. The purpose of this paper is to identify all of the changes needed for Blockcerts to comply with the <text:a xlink:type="simple" xlink:href="https://w3c.github.io/vc-data-model/" text:style-name="Internet_20_link" text:visited-style-name="Visited_20_Internet_20_Link"><text:span text:style-name="Definition">Verifiable Credentials</text:span></text:a> (VCs) and <text:a xlink:type="simple" xlink:href="https://w3c.github.io/did-core/" text:style-name="Internet_20_link" text:visited-style-name="Visited_20_Internet_20_Link"><text:span text:style-name="Definition">Decentralized Identifiers</text:span></text:a> (DIDs) standards and to expand upon the additional benefits of using a blockchain in combination with Verifiable Credentials. This paper is meant to act as an explainer in which a formal specification can be created.</text:p>
      <text:p text:style-name="Text_20_body">This paper proposes multiple implementation options for several properties. The intention is that we can engage the Blockcerts / Verifiable Credential communities and see what fits best.</text:p>
      <text:h text:style-name="Heading_20_2" text:outline-level="2">Verifiable Credential Schema</text:h>
      <text:p text:style-name="First_20_paragraph">Verifiable Credentials are a data model that is defined and published as a W3C Recommendation. It seeks to represent the same information as a physical credential while also being tamper-evident and more trustworthy. Verifiable Credentials address future considerations in our societies, which are becoming increasingly digitalized, including (but not limited to) privacy-preserving goals.</text:p>
      <text:p text:style-name="Text_20_body"><draw:frame draw:style-name="fr1" draw:name="graphics1" text:anchor-type="paragraph" svg:x="0in" svg:y="0.978in" svg:width="7in" svg:height="1.8028in" draw:z-index="0"><draw:image xlink:href="../../../../../../Dropbox/RWOT/Sponsor%20Logo%20Boxes/sponsors-rwt9.png" xlink:type="simple" xlink:show="embed" xlink:actuate="onLoad"/></draw:frame></text:p>
      <text:p text:style-name="P7">An example of a minimally viable Verifiable Credential can be seen below:</text:p>
      <text:p text:style-name="Preformatted_20_Text">{</text:p>
      <text:p text:style-name="Preformatted_20_Text"><text:s text:c="2"/>"@context": [</text:p>
      <text:p text:style-name="Preformatted_20_Text"><text:s text:c="4"/>"https://www.w3.org/2018/credentials/v1",</text:p>
      <text:p text:style-name="Preformatted_20_Text"><text:s text:c="4"/>"https://w3id.org/openbadges/v2"</text:p>
      <text:p text:style-name="Preformatted_20_Text"><text:s text:c="2"/>],</text:p>
      <text:p text:style-name="Preformatted_20_Text"><text:s text:c="2"/>"id": "https://example.org/beths-robotics-badge.json",</text:p>
      <text:p text:style-name="Preformatted_20_Text"><text:s text:c="2"/>"type": ["VerifiableCredential", "OpenBadgesV2"],</text:p>
      <text:p text:style-name="Preformatted_20_Text"><text:s text:c="2"/>"issuer": "https://example.org/organization.json",</text:p>
      <text:p text:style-name="Preformatted_20_Text"><text:s text:c="2"/>"issuanceDate": "2016-12-31T23:59:59Z",</text:p>
      <text:p text:style-name="Preformatted_20_Text"><text:s text:c="2"/>"credentialSubject": {</text:p>
      <text:p text:style-name="Preformatted_20_Text"><text:s text:c="4"/>"id": "https://example.org/recipient-id.json",</text:p>
      <text:p text:style-name="Preformatted_20_Text"><text:s text:c="4"/>"roboticsForBeginners": {</text:p>
      <text:p text:style-name="Preformatted_20_Text"><text:s text:c="6"/>"id": "https://example.org/organization.json",</text:p>
      <text:p text:style-name="Preformatted_20_Text"><text:s text:c="6"/>"name": [{</text:p>
      <text:p text:style-name="Preformatted_20_Text"><text:s text:c="8"/>"value": "Awesome Robotics Badge",</text:p>
      <text:p text:style-name="Preformatted_20_Text"><text:s text:c="8"/>"lang": "en",</text:p>
      <text:p text:style-name="Preformatted_20_Text"><text:s text:c="8"/>"description": "For doing awesome things with robots that people think is pretty great.",</text:p>
      <text:p text:style-name="Preformatted_20_Text"><text:s text:c="6"/>}]</text:p>
      <text:p text:style-name="Preformatted_20_Text"><text:s text:c="4"/>}</text:p>
      <text:p text:style-name="Preformatted_20_Text"><text:s text:c="2"/>},</text:p>
      <text:p text:style-name="Preformatted_20_Text"><text:s text:c="2"/>"proof": {</text:p>
      <text:p text:style-name="Preformatted_20_Text"><text:s text:c="4"/>"type": "RsaSignature2018",</text:p>
      <text:p text:style-name="Preformatted_20_Text"><text:s text:c="4"/>"created": "2017-06-18T21:19:10Z",</text:p>
      <text:p text:style-name="Preformatted_20_Text"><text:s text:c="4"/>"proofPurpose": "assertionMethod",</text:p>
      <text:p text:style-name="Preformatted_20_Text"><text:s text:c="4"/>"verificationMethod": "https://example.edu/issuers/keys/1",</text:p>
      <text:p text:style-name="Preformatted_20_Text"><text:s text:c="4"/>"jws": "eyJhbGciOiJSUzI1NiIsImI2NCI6ZmFsc2UsImNyaXQiOlsiYjY0Il19..TCYt5X</text:p>
      <text:p text:style-name="Preformatted_20_Text"><text:s text:c="6"/>sITJX1CxPCT8yAV-TVkIEq_PbChOMqsLfRoPsnsgw5WEuts01mq-pQy7UJiN5mgRxD-WUc</text:p>
      <text:p text:style-name="Preformatted_20_Text"><text:s text:c="6"/>X16dUEMGlv50aqzpqh4Qktb3rk-BuQy72IFLOqV0G_zS245-kronKb78cPN25DGlcTwLtj</text:p>
      <text:p text:style-name="Preformatted_20_Text"><text:s text:c="6"/>PAYuNzVBAh4vGHSrQyHUdBBPM"</text:p>
      <text:p text:style-name="Preformatted_20_Text"><text:s text:c="2"/>}</text:p>
      <text:p text:style-name="P20">}</text:p>
      <text:h text:style-name="Heading_20_2" text:outline-level="2">Open Badges &amp; Blockcerts Schema</text:h>
      <text:h text:style-name="Heading_20_3" text:outline-level="3">Open Badges</text:h>
      <text:p text:style-name="First_20_paragraph">Currently, Blockcerts is an Extension to <text:a xlink:type="simple" xlink:href="https://openbadges.org/" text:style-name="Internet_20_link" text:visited-style-name="Visited_20_Internet_20_Link"><text:span text:style-name="Definition">Open Badges</text:span></text:a>, which is a specification and open technical standard originally developed by the <text:a xlink:type="simple" xlink:href="https://foundation.mozilla.org/" text:style-name="Internet_20_link" text:visited-style-name="Visited_20_Internet_20_Link"><text:span text:style-name="Definition">Mozilla Foundation</text:span></text:a>. Open Badges is widely adopted by Universities and Microcredential platforms as a way to issue achievements that recipients can hold and collect in "backpacks". The benefit of using a blockchain as an extension to Open Badges is to provide immutability and proof of existence.</text:p>
      <text:p text:style-name="Text_20_body"/>
      <text:p text:style-name="P7">An example of a standard Open Badge can be seen below:</text:p>
      <text:p text:style-name="Preformatted_20_Text">{</text:p>
      <text:p text:style-name="Preformatted_20_Text"><text:s text:c="2"/>"@context": "https://w3id.org/openbadges/v2",</text:p>
      <text:p text:style-name="Preformatted_20_Text"><text:s text:c="2"/>"type": "Assertion",</text:p>
      <text:p text:style-name="Preformatted_20_Text"><text:s text:c="2"/>"id": "https://example.org/beths-robotics-badge.json",</text:p>
      <text:p text:style-name="Preformatted_20_Text"><text:s text:c="2"/>"recipient": {</text:p>
      <text:p text:style-name="Preformatted_20_Text"><text:s text:c="4"/>"type": "email",</text:p>
      <text:p text:style-name="Preformatted_20_Text"><text:s text:c="4"/>"hashed": true,</text:p>
      <text:p text:style-name="Preformatted_20_Text"><text:s text:c="4"/>"salt": "deadsea",</text:p>
      <text:p text:style-name="Preformatted_20_Text"><text:s text:c="4"/>"identity": <text:s/></text:p>
      <text:p text:style-name="Preformatted_20_Text"><text:s text:c="6"/>"sha256$c7ef86405ba71b85acd8e2e95166c4b111448089f2e1599f42fe1bba46e865c5"</text:p>
      <text:p text:style-name="Preformatted_20_Text"><text:s text:c="2"/>},</text:p>
      <text:p text:style-name="Preformatted_20_Text"><text:s text:c="2"/>"issuedOn": "2016-12-31T23:59:59Z",</text:p>
      <text:p text:style-name="Preformatted_20_Text"><text:s text:c="2"/>"badge": {</text:p>
      <text:p text:style-name="Preformatted_20_Text"><text:s text:c="4"/>"id": "https://example.org/robotics-badge.json",</text:p>
      <text:p text:style-name="Preformatted_20_Text"><text:s text:c="4"/>"type": "BadgeClass",</text:p>
      <text:p text:style-name="Preformatted_20_Text"><text:s text:c="4"/>"name": "Awesome Robotics Badge",</text:p>
      <text:p text:style-name="Preformatted_20_Text"><text:s text:c="4"/>"description": "For doing awesome things with robots that people think is pretty great.",</text:p>
      <text:p text:style-name="Preformatted_20_Text"><text:s text:c="4"/>"image": "https://example.org/robotics-badge.png",</text:p>
      <text:p text:style-name="Preformatted_20_Text"><text:s text:c="4"/>"criteria": "https://example.org/robotics-badge.html",</text:p>
      <text:p text:style-name="Preformatted_20_Text"><text:s text:c="4"/>"issuer": {</text:p>
      <text:p text:style-name="Preformatted_20_Text"><text:s text:c="6"/>"type": "Profile",</text:p>
      <text:p text:style-name="Preformatted_20_Text"><text:s text:c="6"/>"id": "https://example.org/organization.json",</text:p>
      <text:p text:style-name="Preformatted_20_Text"><text:s text:c="6"/>"name": "An Example Badge Issuer",</text:p>
      <text:p text:style-name="Preformatted_20_Text"><text:s text:c="6"/>"image": "https://example.org/logo.png",</text:p>
      <text:p text:style-name="Preformatted_20_Text"><text:s text:c="6"/>"url": "https://example.org",</text:p>
      <text:p text:style-name="Preformatted_20_Text"><text:s text:c="6"/>"email": "steved@example.org",</text:p>
      <text:p text:style-name="Preformatted_20_Text"><text:s text:c="4"/>}</text:p>
      <text:p text:style-name="Preformatted_20_Text"><text:s text:c="2"/>},</text:p>
      <text:p text:style-name="Preformatted_20_Text"><text:s text:c="2"/>"verification": {</text:p>
      <text:p text:style-name="Preformatted_20_Text"><text:s text:c="4"/>"type": "hosted"</text:p>
      <text:p text:style-name="Preformatted_20_Text"><text:s text:c="2"/>}</text:p>
      <text:p text:style-name="P20">}</text:p>
      <text:p text:style-name="First_20_paragraph">An Open Badge can be separated into three parts: the assertion, the badge, and the issuer.</text:p>
      <text:p text:style-name="Text_20_body">Assertion:</text:p>
      <text:p text:style-name="Preformatted_20_Text">{</text:p>
      <text:p text:style-name="Preformatted_20_Text"><text:s text:c="2"/>"@context": "https://w3id.org/openbadges/v2",</text:p>
      <text:p text:style-name="Preformatted_20_Text"><text:s text:c="2"/>"type": "Assertion",</text:p>
      <text:p text:style-name="Preformatted_20_Text"><text:s text:c="2"/>"id": "https://example.org/beths-robotics-badge.json",</text:p>
      <text:p text:style-name="Preformatted_20_Text"><text:s text:c="2"/>"recipient": {</text:p>
      <text:p text:style-name="Preformatted_20_Text"><text:s text:c="4"/>"type": "email",</text:p>
      <text:p text:style-name="Preformatted_20_Text"><text:s text:c="4"/>"hashed": true,</text:p>
      <text:p text:style-name="Preformatted_20_Text"><text:soft-page-break/><text:s text:c="4"/>"salt": "deadsea",</text:p>
      <text:p text:style-name="Preformatted_20_Text"><text:s text:c="4"/>"identity": </text:p>
      <text:p text:style-name="Preformatted_20_Text"><text:s text:c="6"/>"sha256$c7ef86405ba71b85acd8e2e95166c4b111448089f2e1599f42fe1bba46e865c5"</text:p>
      <text:p text:style-name="Preformatted_20_Text"><text:s text:c="2"/>},</text:p>
      <text:p text:style-name="Preformatted_20_Text"><text:s text:c="2"/>"image": "https://example.org/beths-robot-badge.png",</text:p>
      <text:p text:style-name="Preformatted_20_Text"><text:s text:c="2"/>"evidence": "https://example.org/beths-robot-work.html",</text:p>
      <text:p text:style-name="Preformatted_20_Text"><text:s text:c="2"/>"issuedOn": "2016-12-31T23:59:59Z",</text:p>
      <text:p text:style-name="Preformatted_20_Text"><text:s text:c="2"/>"badge": "https://example.org/robotics-badge.json",</text:p>
      <text:p text:style-name="Preformatted_20_Text"><text:s text:c="2"/>"verification": {</text:p>
      <text:p text:style-name="Preformatted_20_Text"><text:s text:c="4"/>"type": "hosted"</text:p>
      <text:p text:style-name="Preformatted_20_Text"><text:s text:c="2"/>}</text:p>
      <text:p text:style-name="P20">}</text:p>
      <text:p text:style-name="First_20_paragraph"><text:span text:style-name="T1">Assertion.badge</text:span> resolves into the below:</text:p>
      <text:p text:style-name="Text_20_body">Badge:</text:p>
      <text:p text:style-name="Preformatted_20_Text">{</text:p>
      <text:p text:style-name="Preformatted_20_Text"><text:s text:c="4"/>"@context": "https://w3id.org/openbadges/v2",</text:p>
      <text:p text:style-name="Preformatted_20_Text"><text:s text:c="4"/>"type": "BadgeClass",</text:p>
      <text:p text:style-name="Preformatted_20_Text"><text:s text:c="4"/>"id": "https://example.org/robotics-badge.json",</text:p>
      <text:p text:style-name="Preformatted_20_Text"><text:s text:c="4"/>"type": "BadgeClass",</text:p>
      <text:p text:style-name="Preformatted_20_Text"><text:s text:c="4"/>"name": "Awesome Robotics Badge",</text:p>
      <text:p text:style-name="Preformatted_20_Text"><text:s text:c="4"/>"description": "For doing awesome things with robots that people think is pretty great.",</text:p>
      <text:p text:style-name="Preformatted_20_Text"><text:s text:c="4"/>"image": "https://example.org/robotics-badge.png",</text:p>
      <text:p text:style-name="Preformatted_20_Text"><text:s text:c="4"/>"criteria": "https://example.org/robotics-badge.html",</text:p>
      <text:p text:style-name="Preformatted_20_Text"><text:s text:c="4"/>"issuer": "https://example.org/organization.json",</text:p>
      <text:p text:style-name="P20">}</text:p>
      <text:p text:style-name="First_20_paragraph"><text:span text:style-name="T1">Assertion.badge.issuer</text:span> resolves into the below:</text:p>
      <text:p text:style-name="Text_20_body">Issuer:</text:p>
      <text:p text:style-name="Preformatted_20_Text">{</text:p>
      <text:p text:style-name="Preformatted_20_Text"><text:s text:c="4"/>"@context": "https://w3id.org/openbadges/v2",</text:p>
      <text:p text:style-name="Preformatted_20_Text"><text:s text:c="4"/>"type": "Profile",</text:p>
      <text:p text:style-name="Preformatted_20_Text"><text:s text:c="4"/>"id": "https://example.org/organization.json",</text:p>
      <text:p text:style-name="Preformatted_20_Text"><text:s text:c="4"/>"name": "An Example Badge Issuer",</text:p>
      <text:p text:style-name="Preformatted_20_Text"><text:s text:c="4"/>"image": "https://example.org/logo.png",</text:p>
      <text:p text:style-name="Preformatted_20_Text"><text:s text:c="4"/>"url": "https://example.org",</text:p>
      <text:p text:style-name="Preformatted_20_Text"><text:s text:c="4"/>"email": "steved@example.org",</text:p>
      <text:p text:style-name="Preformatted_20_Text">}</text:p>
      <text:h text:style-name="Heading_20_3" text:outline-level="3"/>
      <text:h text:style-name="P17" text:outline-level="3">Blockcerts</text:h>
      <text:p text:style-name="First_20_paragraph">Blockcerts follows this model as well, but with additional fields that allow it to be anchored by a blockchain.</text:p>
      <text:p text:style-name="Text_20_body">An example of a Blockcerts can be seen below:</text:p>
      <text:p text:style-name="Preformatted_20_Text">{</text:p>
      <text:p text:style-name="Preformatted_20_Text"><text:s text:c="2"/>"@context": [</text:p>
      <text:p text:style-name="Preformatted_20_Text"><text:s text:c="4"/>"https://w3id.org/openbadges/v2",</text:p>
      <text:p text:style-name="Preformatted_20_Text"><text:s text:c="4"/>"https://w3id.org/blockcerts/v2.1"</text:p>
      <text:p text:style-name="Preformatted_20_Text"><text:s text:c="2"/>],</text:p>
      <text:p text:style-name="Preformatted_20_Text"><text:s text:c="2"/>"type": "Assertion",</text:p>
      <text:p text:style-name="Preformatted_20_Text"><text:s text:c="2"/>"id": "urn:uuid:bbba8553-8ec1-445f-82c9-a57251dd731c",</text:p>
      <text:p text:style-name="Preformatted_20_Text"><text:s text:c="2"/>"badge": {</text:p>
      <text:p text:style-name="Preformatted_20_Text"><text:s text:c="4"/>"id": "urn:uuid:82a4c9f2-3588-457b-80ea-da695571b8fc",</text:p>
      <text:p text:style-name="Preformatted_20_Text"><text:s text:c="4"/>"type": "BadgeClass",</text:p>
      <text:p text:style-name="Preformatted_20_Text"><text:s text:c="4"/>"name": "Certificate of Accomplishment",</text:p>
      <text:p text:style-name="Preformatted_20_Text"><text:s text:c="4"/>"image": "data:image/png;base64,...",</text:p>
      <text:p text:style-name="Preformatted_20_Text"><text:s text:c="4"/>"description": "Lorem ipsum dolor sit amet, mei docendi concludaturque ad, cu nec partem graece. Est aperiam consetetur cu, expetenda moderatius neglegentur ei nam, suas dolor laudem eam an.",</text:p>
      <text:p text:style-name="Preformatted_20_Text"><text:s text:c="4"/>"criteria": {</text:p>
      <text:p text:style-name="Preformatted_20_Text"><text:s text:c="6"/>"narrative": "Nibh iriure ei nam, modo ridens neglegentur mel eu. At his cibo mucius."</text:p>
      <text:p text:style-name="Preformatted_20_Text"><text:s text:c="4"/>},</text:p>
      <text:p text:style-name="Preformatted_20_Text"><text:s text:c="4"/>"issuer": {</text:p>
      <text:p text:style-name="Preformatted_20_Text"><text:s text:c="6"/>"id": "https://www.blockcerts.org/samples/2.0/issuer-testnet.json",</text:p>
      <text:p text:style-name="Preformatted_20_Text"><text:s text:c="6"/>"type": "Profile",</text:p>
      <text:p text:style-name="Preformatted_20_Text"><text:s text:c="6"/>"name": "University of Learning",</text:p>
      <text:p text:style-name="Preformatted_20_Text"><text:s text:c="6"/>"url": "https://www.issuer.org",</text:p>
      <text:p text:style-name="Preformatted_20_Text"><text:s text:c="6"/>"email": "contact@issuer.org",</text:p>
      <text:p text:style-name="Preformatted_20_Text"><text:s text:c="6"/>"revocationList": "https://www.blockcerts.org/samples/2.0/revocation-list-testnet.json",</text:p>
      <text:p text:style-name="Preformatted_20_Text"><text:s text:c="6"/>"image": "data:image/png;..."</text:p>
      <text:p text:style-name="Preformatted_20_Text"><text:s text:c="4"/>}</text:p>
      <text:p text:style-name="Preformatted_20_Text"><text:s text:c="2"/>},</text:p>
      <text:p text:style-name="Preformatted_20_Text"><text:s text:c="2"/>"recipient": {</text:p>
      <text:p text:style-name="Preformatted_20_Text"><text:s text:c="4"/>"hashed": false,</text:p>
      <text:p text:style-name="Preformatted_20_Text"><text:s text:c="4"/>"identity": "eularia@landroth.org",</text:p>
      <text:p text:style-name="Preformatted_20_Text"><text:s text:c="4"/>"type": "email"</text:p>
      <text:p text:style-name="Preformatted_20_Text"><text:s text:c="2"/>},</text:p>
      <text:p text:style-name="Preformatted_20_Text"><text:s text:c="2"/>"recipientProfile": {</text:p>
      <text:p text:style-name="Preformatted_20_Text"><text:s text:c="4"/>"type": [</text:p>
      <text:p text:style-name="Preformatted_20_Text"><text:s text:c="6"/>"RecipientProfile",</text:p>
      <text:p text:style-name="Preformatted_20_Text"><text:s text:c="6"/>"Extension"</text:p>
      <text:p text:style-name="Preformatted_20_Text"><text:s text:c="4"/>],</text:p>
      <text:p text:style-name="Preformatted_20_Text"><text:s text:c="4"/>"publicKey": "ecdsa-koblitz-pubkey:mtr98kany9G1XYNU74pRnfBQmaCg2FZLmc",</text:p>
      <text:p text:style-name="Preformatted_20_Text"><text:soft-page-break/><text:s text:c="4"/>"name": "Eularia Landroth"</text:p>
      <text:p text:style-name="Preformatted_20_Text"><text:s text:c="2"/>},</text:p>
      <text:p text:style-name="Preformatted_20_Text"><text:s text:c="2"/>"issuedOn": "2017-06-29T14:58:57.461422+00:00",</text:p>
      <text:p text:style-name="Preformatted_20_Text"><text:s text:c="2"/>"verification": {</text:p>
      <text:p text:style-name="Preformatted_20_Text"><text:s text:c="4"/>"publicKey": "ecdsa-koblitz-pubkey:msBCHdwaQ7N2ypBYupkp6uNxtr9Pg76imj",</text:p>
      <text:p text:style-name="Preformatted_20_Text"><text:s text:c="4"/>"type": [</text:p>
      <text:p text:style-name="Preformatted_20_Text"><text:s text:c="6"/>"MerkleProofVerification2017",</text:p>
      <text:p text:style-name="Preformatted_20_Text"><text:s text:c="6"/>"Extension"</text:p>
      <text:p text:style-name="Preformatted_20_Text"><text:s text:c="4"/>]</text:p>
      <text:p text:style-name="Preformatted_20_Text"><text:s text:c="2"/>},</text:p>
      <text:p text:style-name="Preformatted_20_Text"><text:s text:c="2"/>"signature": {</text:p>
      <text:p text:style-name="Preformatted_20_Text"><text:s text:c="4"/>"type": [</text:p>
      <text:p text:style-name="Preformatted_20_Text"><text:s text:c="6"/>"MerkleProof2017",</text:p>
      <text:p text:style-name="Preformatted_20_Text"><text:s text:c="6"/>"Extension"</text:p>
      <text:p text:style-name="Preformatted_20_Text"><text:s text:c="4"/>],</text:p>
      <text:p text:style-name="Preformatted_20_Text"><text:s text:c="4"/>"targetHash": </text:p>
      <text:p text:style-name="Preformatted_20_Text"><text:s text:c="6"/>"637ec732fa4b7b56f4c15a6a12680519a17a9e9eade09f5b424a48eb0e6f5ad0",</text:p>
      <text:p text:style-name="Preformatted_20_Text"><text:s text:c="4"/>"merkleRoot": </text:p>
      <text:p text:style-name="Preformatted_20_Text"><text:s text:c="6"/>"f029b45bb1a7b1f0b970f6de35344b73cccd16177b4c037acbc2541c7fc27078",</text:p>
      <text:p text:style-name="Preformatted_20_Text"><text:s text:c="4"/>"anchors": [</text:p>
      <text:p text:style-name="Preformatted_20_Text"><text:s text:c="6"/>{</text:p>
      <text:p text:style-name="Preformatted_20_Text"><text:s text:c="8"/>"sourceId": </text:p>
      <text:p text:style-name="Preformatted_20_Text"><text:s text:c="10"/>"d75b7a5bdb3d5244b753e6b84e987267cfa4ffa7a532a2ed49ad3848be1d82f8",</text:p>
      <text:p text:style-name="Preformatted_20_Text"><text:s text:c="8"/>"type": "BTCOpReturn",</text:p>
      <text:p text:style-name="Preformatted_20_Text"><text:s text:c="8"/>"chain": "bitcoinMainnet"</text:p>
      <text:p text:style-name="Preformatted_20_Text"><text:s text:c="6"/>}</text:p>
      <text:p text:style-name="Preformatted_20_Text"><text:s text:c="4"/>],</text:p>
      <text:p text:style-name="Preformatted_20_Text"><text:s text:c="4"/>"proof": [</text:p>
      <text:p text:style-name="Preformatted_20_Text"><text:s text:c="6"/>{</text:p>
      <text:p text:style-name="Preformatted_20_Text"><text:s text:c="8"/>"right": "11174e220fe74de907d1107e2a357e41434123f2948fc6b946fbfd7e3e3eecd1"</text:p>
      <text:p text:style-name="Preformatted_20_Text"><text:s text:c="6"/>}</text:p>
      <text:p text:style-name="Preformatted_20_Text"><text:s text:c="4"/>]</text:p>
      <text:p text:style-name="Preformatted_20_Text"><text:s text:c="2"/>}</text:p>
      <text:p text:style-name="P20">}</text:p>
      <text:p text:style-name="First_20_paragraph">Besides minor differences in layout/metadata between the example Blockcerts and the example Open Badge, the main differences in schema (i.e., in the Blockcerts extensions) are below.</text:p>
      <text:h text:style-name="Heading_20_4" text:outline-level="4"/>
      <text:h text:style-name="P19" text:outline-level="4">RecipientProfile</text:h>
      <text:p text:style-name="Text_20_body"><text:a xlink:type="simple" xlink:href="https://www.blockcerts.org/schema/2.0/recipientSchema.json" text:style-name="Internet_20_link" text:visited-style-name="Visited_20_Internet_20_Link"><text:span text:style-name="Definition">Schema link</text:span></text:a></text:p>
      <text:p text:style-name="Preformatted_20_Text">"recipientProfile": {</text:p>
      <text:p text:style-name="Preformatted_20_Text"><text:s text:c="4"/>"type": [</text:p>
      <text:p text:style-name="Preformatted_20_Text"><text:s text:c="6"/>"RecipientProfile",</text:p>
      <text:p text:style-name="Preformatted_20_Text"><text:s text:c="6"/>"Extension"</text:p>
      <text:p text:style-name="Preformatted_20_Text"><text:s text:c="4"/>],</text:p>
      <text:p text:style-name="Preformatted_20_Text"><text:s text:c="4"/>"publicKey": "ecdsa-koblitz-pubkey:mtr98kany9G1XYNU74pRnfBQmaCg2FZLmc",</text:p>
      <text:p text:style-name="Preformatted_20_Text"><text:s text:c="4"/>"name": "Eularia Landroth"</text:p>
      <text:p text:style-name="P20"><text:s text:c="2"/>}</text:p>
      <text:p text:style-name="First_20_paragraph">The <text:span text:style-name="T1">recipientProfile</text:span> allows for additional recipient information that can be used to make a strong claim of ownership over the credential. In addition to the <text:span text:style-name="T1">name</text:span> and <text:span text:style-name="T1">publicKey</text:span> properties in this example, there is an <text:span text:style-name="T1">id</text:span> field in this schema that is reserved for future uses of DIDs.</text:p>
      <text:h text:style-name="Heading_20_4" text:outline-level="4">Verification</text:h>
      <text:p text:style-name="Text_20_body"><text:a xlink:type="simple" xlink:href="https://github.com/IMSGlobal/cert-schema/blob/master/docs/open_badge_v2_extensions.md" text:style-name="Internet_20_link" text:visited-style-name="Visited_20_Internet_20_Link"><text:span text:style-name="Definition">Schema link</text:span></text:a></text:p>
      <text:p text:style-name="Preformatted_20_Text">"verification": {</text:p>
      <text:p text:style-name="Preformatted_20_Text"><text:s text:c="4"/>"publicKey": "ecdsa-koblitz-pubkey:msBCHdwaQ7N2ypBYupkp6uNxtr9Pg76imj",</text:p>
      <text:p text:style-name="Preformatted_20_Text"><text:s text:c="4"/>"type": [</text:p>
      <text:p text:style-name="Preformatted_20_Text"><text:s text:c="6"/>"MerkleProofVerification2017",</text:p>
      <text:p text:style-name="Preformatted_20_Text"><text:s text:c="6"/>"Extension"</text:p>
      <text:p text:style-name="Preformatted_20_Text"><text:s text:c="4"/>]</text:p>
      <text:p text:style-name="P20"><text:s text:c="2"/>}</text:p>
      <text:p text:style-name="First_20_paragraph">In this example, <text:span text:style-name="T1">verification</text:span> is an Open Badge <text:span text:style-name="T1">VerificationObject</text:span> with a <text:span text:style-name="T1">MerkleProofVerification2017</text:span> extension to allow for the <text:span text:style-name="T1">publicKey</text:span> of the issuer. It is used during the verification step of Blockcerts to ensure that the issuer's public key matches the public key that creates the blockchain transaction with this credential.</text:p>
      <text:h text:style-name="Heading_20_4" text:outline-level="4">Signature</text:h>
      <text:p text:style-name="Text_20_body"><text:a xlink:type="simple" xlink:href="https://www.blockcerts.org/schema/2.0/merkleProof2017Schema.json" text:style-name="Internet_20_link" text:visited-style-name="Visited_20_Internet_20_Link"><text:span text:style-name="Definition">Schema link</text:span></text:a></text:p>
      <text:p text:style-name="Preformatted_20_Text">"signature": {</text:p>
      <text:p text:style-name="Preformatted_20_Text"><text:s text:c="4"/>"type": [</text:p>
      <text:p text:style-name="Preformatted_20_Text"><text:s text:c="6"/>"MerkleProof2017",</text:p>
      <text:p text:style-name="Preformatted_20_Text"><text:s text:c="6"/>"Extension"</text:p>
      <text:p text:style-name="Preformatted_20_Text"><text:s text:c="4"/>],</text:p>
      <text:p text:style-name="Preformatted_20_Text"><text:s text:c="4"/>"targetHash": </text:p>
      <text:p text:style-name="Preformatted_20_Text"><text:s text:c="6"/>"637ec732fa4b7b56f4c15a6a12680519a17a9e9eade09f5b424a48eb0e6f5ad0",</text:p>
      <text:p text:style-name="Preformatted_20_Text"><text:s text:c="4"/>"merkleRoot": </text:p>
      <text:p text:style-name="Preformatted_20_Text"><text:s text:c="6"/>"f029b45bb1a7b1f0b970f6de35344b73cccd16177b4c037acbc2541c7fc27078",</text:p>
      <text:p text:style-name="Preformatted_20_Text"><text:soft-page-break/><text:s text:c="4"/>"anchors": [</text:p>
      <text:p text:style-name="Preformatted_20_Text"><text:s text:c="6"/>{</text:p>
      <text:p text:style-name="Preformatted_20_Text"><text:s text:c="8"/>"sourceId": </text:p>
      <text:p text:style-name="Preformatted_20_Text"><text:s text:c="10"/>"d75b7a5bdb3d5244b753e6b84e987267cfa4ffa7a532a2ed49ad3848be1d82f8",</text:p>
      <text:p text:style-name="Preformatted_20_Text"><text:s text:c="8"/>"type": "BTCOpReturn",</text:p>
      <text:p text:style-name="Preformatted_20_Text"><text:s text:c="8"/>"chain": "bitcoinMainnet"</text:p>
      <text:p text:style-name="Preformatted_20_Text"><text:s text:c="6"/>}</text:p>
      <text:p text:style-name="Preformatted_20_Text"><text:s text:c="4"/>],</text:p>
      <text:p text:style-name="Preformatted_20_Text"><text:s text:c="4"/>"proof": [</text:p>
      <text:p text:style-name="Preformatted_20_Text"><text:s text:c="6"/>{</text:p>
      <text:p text:style-name="Preformatted_20_Text"><text:s text:c="8"/>"right": "11174e220fe74de907d1107e2a357e41434123f2948fc6b946fbfd7e3e3eecd1"</text:p>
      <text:p text:style-name="Preformatted_20_Text"><text:s text:c="6"/>}</text:p>
      <text:p text:style-name="Preformatted_20_Text"><text:s text:c="4"/>]</text:p>
      <text:p text:style-name="P20">}</text:p>
      <text:p text:style-name="First_20_paragraph">The <text:span text:style-name="T1">signature</text:span> property goes through all of the Merkle proofs required to validate a hash against a Merkle root hash on a blockchain. For more information on this procedure, visit the <text:a xlink:type="simple" xlink:href="https://w3c-dvcg.github.io/lds-merkleproof2017/" text:style-name="Internet_20_link" text:visited-style-name="Visited_20_Internet_20_Link"><text:span text:style-name="Definition">MerkleProof2017 spec</text:span></text:a>.</text:p>
      <text:h text:style-name="Heading_20_4" text:outline-level="4">Issuer</text:h>
      <text:p text:style-name="Text_20_body">Most of the properties in <text:span text:style-name="T1">issuer</text:span> come directly from the Open Badges spec. An example of a Blockcerts' "Issuer Profile" can be seen below:</text:p>
      <text:p text:style-name="Preformatted_20_Text">{</text:p>
      <text:p text:style-name="Preformatted_20_Text"><text:s text:c="2"/>"@context": [</text:p>
      <text:p text:style-name="Preformatted_20_Text"><text:s text:c="4"/>"https://w3id.org/openbadges/v2",</text:p>
      <text:p text:style-name="Preformatted_20_Text"><text:s text:c="4"/>"https://w3id.org/blockcerts/v2"</text:p>
      <text:p text:style-name="Preformatted_20_Text"><text:s text:c="2"/>],</text:p>
      <text:p text:style-name="Preformatted_20_Text"><text:s text:c="2"/>"type": "Profile",</text:p>
      <text:p text:style-name="Preformatted_20_Text"><text:s text:c="2"/>"id": "https://www.blockcerts.org/samples/2.0/issuer-testnet.json",</text:p>
      <text:p text:style-name="Preformatted_20_Text"><text:s text:c="2"/>"name": "University of Learning",</text:p>
      <text:p text:style-name="Preformatted_20_Text"><text:s text:c="2"/>"url": "https://www.issuer.org",</text:p>
      <text:p text:style-name="Preformatted_20_Text"><text:s text:c="2"/>"introductionURL": "https://www.issuer.org/intro/",</text:p>
      <text:p text:style-name="Preformatted_20_Text"><text:s text:c="2"/>"publicKey": [</text:p>
      <text:p text:style-name="Preformatted_20_Text"><text:s text:c="4"/>{</text:p>
      <text:p text:style-name="Preformatted_20_Text"><text:s text:c="6"/>"id": "ecdsa-koblitz-pubkey:msBCHdwaQ7N2ypBYupkp6uNxtr9Pg76imj",</text:p>
      <text:p text:style-name="Preformatted_20_Text"><text:s text:c="6"/>"created": "2017-06-29T14:48:03.814936+00:00"</text:p>
      <text:p text:style-name="Preformatted_20_Text"><text:s text:c="4"/>}</text:p>
      <text:p text:style-name="Preformatted_20_Text"><text:s text:c="2"/>],</text:p>
      <text:p text:style-name="Preformatted_20_Text"><text:s text:c="2"/>"revocationList": "https://www.blockcerts.org/samples/2.0/revocation-list-testnet.json",</text:p>
      <text:p text:style-name="Preformatted_20_Text"><text:s text:c="2"/>"image": "data:image/png;base64,iVBORw0KGgo...",</text:p>
      <text:p text:style-name="Preformatted_20_Text"><text:s text:c="2"/>"email": "contact@issuer.org"</text:p>
      <text:p text:style-name="P20">}</text:p>
      <text:p text:style-name="P25">When verifying a Blockcert, the Issuer is checked to ensure that its public key anchored the Blockcert to the block-chain. After this check, the <text:span text:style-name="T1">revocationList</text:span> is checked to ensure that the issuer has not revoked their credential.</text:p>
      <text:h text:style-name="Heading_20_4" text:outline-level="4"><text:soft-page-break/>IntroductionURL</text:h>
      <text:p text:style-name="Text_20_body"><text:span text:style-name="T1">IntroductionURL</text:span> is a field that was added to Blockcerts which was not present in Open Badge Issuer schema. It's used for a client (e.g., Blockcerts Wallet) to do a POST API call to transmit their public key to the issuer, so that they can include the key in the <text:span text:style-name="T1">RecipientProfile</text:span> of a Blockcerts.</text:p>
      <text:p text:style-name="Text_20_body">More information about the exact schema being used for Blockcerts can be found <text:a xlink:type="simple" xlink:href="https://www.blockcerts.org/schema/2.0/context.json" text:style-name="Internet_20_link" text:visited-style-name="Visited_20_Internet_20_Link"><text:span text:style-name="Definition">here</text:span></text:a>, with general information <text:a xlink:type="simple" xlink:href="https://github.com/blockchain-certificates/cert-schema/blob/master/docs/schema-2.md" text:style-name="Internet_20_link" text:visited-style-name="Visited_20_Internet_20_Link"><text:span text:style-name="Definition">here</text:span></text:a>.</text:p>
      <text:p text:style-name="P3">This URL-based "Issuer Profile" will be improved by using DIDs for issuers. More on this in <text:a xlink:type="simple" xlink:href="#Issuer Profile|outline" text:style-name="Internet_20_link" text:visited-style-name="Visited_20_Internet_20_Link"><text:span text:style-name="Definition">Issue Profile</text:span></text:a>.</text:p>
      <text:h text:style-name="Heading_20_2" text:outline-level="2">Blockcerts as VC Implementation</text:h>
      <text:p text:style-name="First_20_paragraph">Focusing on the Blockcerts specific additions to Open Badges (<text:span text:style-name="T1">recipientProfile</text:span>, <text:span text:style-name="T1">verification</text:span>, and <text:span text:style-name="T1">signature</text:span>), we can make the following mappings to a Verifiable Credential (VC).</text:p>
      <text:h text:style-name="P16" text:outline-level="3">recipientProfile</text:h>
      <text:p text:style-name="First_20_paragraph">The Blockcerts <text:span text:style-name="T1">recipientProfile</text:span> could essentially be replaced with <text:span text:style-name="T1">credentialSubject.id</text:span> and <text:span text:style-name="T1">credentialSubject.name</text:span>.</text:p>
      <text:p text:style-name="Preformatted_20_Text">"recipientProfile": {</text:p>
      <text:p text:style-name="Preformatted_20_Text"><text:s text:c="4"/>"type": [</text:p>
      <text:p text:style-name="Preformatted_20_Text"><text:s text:c="6"/>"RecipientProfile",</text:p>
      <text:p text:style-name="Preformatted_20_Text"><text:s text:c="6"/>"Extension"</text:p>
      <text:p text:style-name="Preformatted_20_Text"><text:s text:c="4"/>],</text:p>
      <text:p text:style-name="Preformatted_20_Text"><text:s text:c="4"/>"publicKey": "ecdsa-koblitz-pubkey:mtr98kany9G1XYNU74pRnfBQmaCg2FZLmc",</text:p>
      <text:p text:style-name="Preformatted_20_Text"><text:s text:c="4"/>"name": "Eularia Landroth"</text:p>
      <text:p text:style-name="Preformatted_20_Text"><text:s text:c="2"/>}</text:p>
      <text:p text:style-name="First_20_paragraph">can become:</text:p>
      <text:p text:style-name="Preformatted_20_Text"><text:s text:c="2"/>"credentialSubject": {</text:p>
      <text:p text:style-name="Preformatted_20_Text"><text:s text:c="4"/>"id": "ecdsa-koblitz-pubkey:mtr98kany9G1XYNU74pRnfBQmaCg2FZLmc",</text:p>
      <text:p text:style-name="Preformatted_20_Text"><text:s text:c="4"/>"name": "Eularia Landroth",</text:p>
      <text:p text:style-name="Preformatted_20_Text"><text:s text:c="4"/>"alumniOf": {</text:p>
      <text:p text:style-name="Preformatted_20_Text"><text:s text:c="6"/>"id": "did:example:c276e12ec21ebfeb1f712ebc6f1",</text:p>
      <text:p text:style-name="Preformatted_20_Text"><text:s text:c="6"/>"name": [{</text:p>
      <text:p text:style-name="Preformatted_20_Text"><text:s text:c="8"/>"value": "Example University",</text:p>
      <text:p text:style-name="Preformatted_20_Text"><text:s text:c="8"/>"lang": "en"</text:p>
      <text:p text:style-name="Preformatted_20_Text"><text:s text:c="6"/>}, {</text:p>
      <text:p text:style-name="Preformatted_20_Text"><text:s text:c="8"/>"value": "Exemple d'Université",</text:p>
      <text:p text:style-name="Preformatted_20_Text"><text:s text:c="8"/>"lang": "fr"</text:p>
      <text:p text:style-name="Preformatted_20_Text"><text:s text:c="6"/>}]</text:p>
      <text:p text:style-name="Preformatted_20_Text"><text:s text:c="4"/>}</text:p>
      <text:p text:style-name="P20"><text:s text:c="2"/>}</text:p>
      <text:p text:style-name="First_20_paragraph"><text:soft-page-break/>Blockcerts currently uses a <text:span text:style-name="T1">ecdsa-koblitz-pubkey</text:span> for the recipient. Since this is a valid URI, it can be also be used for Verifiable Credentials. Ideally, a DID is used instead, for better support throughout the VC/DID ecosystem.</text:p>
      <text:h text:style-name="P16" text:outline-level="3">verification</text:h>
      <text:p text:style-name="First_20_paragraph">As specified in "BC V2 Schema &amp; Examples" above, Blockcerts <text:span text:style-name="T1">verification</text:span> is used to verify that the public key of the issuer matches the public key used to issue the transaction to a blockchain.</text:p>
      <text:p text:style-name="Text_20_body">This might be considered a redundant property since a Verifiable Credential has a <text:span text:style-name="T1">proof</text:span> property that verifies immutability as well, the "issuer profile" already specifies their keys used for issuing, and the key used for issuing will be known when resolving the blockchain transaction.</text:p>
      <text:p text:style-name="Text_20_body">Unless there's a strong reason to keep this property in Blockcerts as it moves to the VC schema, we suggest removing <text:span text:style-name="T1">verification</text:span> in V3.</text:p>
      <text:h text:style-name="Heading_20_4" text:outline-level="4">Signature / Proof Proposal</text:h>
      <text:p text:style-name="First_20_paragraph">Verifiable Credentials require a <text:span text:style-name="T1">proof</text:span> property, which is used for to verify the immutability of a VC and to prove that a certain issuer signed the VC. Before VC, Blockcerts used <text:span text:style-name="T1">signature</text:span> to prove immutability. What role does <text:span text:style-name="T1">signature</text:span> provide if we are already required to implement <text:span text:style-name="T1">proof</text:span>?</text:p>
      <text:p text:style-name="Text_20_body">Time stamping is an important property that <text:span text:style-name="T1">proof</text:span> methods do not provide along with typical signing keys. A <text:span text:style-name="T1">created</text:span> date could be applied to <text:span text:style-name="T1">proof</text:span>, but since that can be created with any date, we cannot prove it existed at a certain time. Using a blockchain can be beneficial here, as it proves that the document existed with a high degree of certainty at the time of the transaction (collisions technically can still occur due to hashing, though improvable).</text:p>
      <text:p text:style-name="Text_20_body">To be Verifiable Credential compliant, we need to use a different signature proof. Currently, <text:a xlink:type="simple" xlink:href="https://w3c-dvcg.github.io/lds-merkle-proof-2019/" text:style-name="Internet_20_link" text:visited-style-name="Visited_20_Internet_20_Link"><text:span text:style-name="Definition"><text:span text:style-name="T1">MerkleProof2019</text:span></text:span></text:a> is being spec'd out and will be compliant with VCs.</text:p>
      <text:p text:style-name="Text_20_body">While multiple signatures are allowable in a VC, the Blockcerts spec should only specify that a blockchain proof is required. There may be benefits to supplying both an RSA signature (as an example) and a <text:span text:style-name="T1">MerkleProof2019</text:span> signature so that there may be better interoperability for verifiers that might not support <text:span text:style-name="T1">MerkleProof2019</text:span> yet.</text:p>
      <text:p text:style-name="Text_20_body"/>
      <text:p text:style-name="P7">Example:</text:p>
      <text:p text:style-name="Preformatted_20_Text">...</text:p>
      <text:p text:style-name="Preformatted_20_Text">[Cert Data Hash]</text:p>
      <text:p text:style-name="Preformatted_20_Text">...</text:p>
      <text:p text:style-name="Preformatted_20_Text"><text:s text:c="2"/>"proof": {</text:p>
      <text:p text:style-name="Preformatted_20_Text"><text:s text:c="6"/>"type": "MerkleProof2019",</text:p>
      <text:p text:style-name="Preformatted_20_Text"><text:s text:c="6"/>"creator": "did:example:abcdefghij0123456789",</text:p>
      <text:p text:style-name="Preformatted_20_Text"><text:s text:c="6"/>"created": "2017-09-23T20:21:34Z",</text:p>
      <text:p text:style-name="Preformatted_20_Text"><text:s text:c="6"/>"domain": "example.org",</text:p>
      <text:p text:style-name="Preformatted_20_Text"><text:s text:c="6"/>"nonce": "2bbgh3dgjg2302d-d2b3gi423d42",</text:p>
      <text:p text:style-name="Preformatted_20_Text"><text:s text:c="6"/>"proofValue":</text:p>
      <text:p text:style-name="Preformatted_20_Text">"z76WGJzY2rXtSiZ8BDwU4VgcLqcMEm2dXdgVVS1QCZQUptZ5P8n5YCcnbuMUASYhVNihae7m8VeYvfViYf2KqTMVEH1B"</text:p>
      <text:p text:style-name="P21"><text:s text:c="2"/>}</text:p>
      <text:p text:style-name="First_20_paragraph">Note: in the new <text:span text:style-name="T1">MerkleProof2019</text:span>, <text:span text:style-name="T1">proofValue</text:span> is a CBOR encoding of the JSON that would have been present in <text:span text:style-name="T1">MerkleProof2017</text:span>.</text:p>
      <text:p text:style-name="Text_20_body">The above is decoded to:</text:p>
      <text:p text:style-name="Preformatted_20_Text">{</text:p>
      <text:p text:style-name="Preformatted_20_Text"><text:s text:c="4"/>"merkleRoot": </text:p>
      <text:p text:style-name="Preformatted_20_Text"><text:s text:c="6"/>"3c9ee831b8705f2fbe09f8b3a92247eed88cdc90418c024924be668fdc92e781",</text:p>
      <text:p text:style-name="Preformatted_20_Text"><text:s text:c="4"/>"targetHash": </text:p>
      <text:p text:style-name="Preformatted_20_Text"><text:s text:c="6"/>"c65c6184e3d5a945ddb5437e93ea312411fd33aa1def22b0746d6ecd4aa30f20",</text:p>
      <text:p text:style-name="Preformatted_20_Text"><text:s text:c="4"/>"path": [{</text:p>
      <text:p text:style-name="Preformatted_20_Text"><text:s text:c="6"/>"right": "51b4e22ed024ec7f38dc68b0bf78c87eda525ab0896b75d2064bdb9fc60b2698"</text:p>
      <text:p text:style-name="Preformatted_20_Text"><text:s text:c="4"/>}, {</text:p>
      <text:p text:style-name="Preformatted_20_Text"><text:s text:c="6"/>"right": "61c56cca660b2e616d0bd62775e728f50275ae44adf12d1bfb9b9c507a14766b"</text:p>
      <text:p text:style-name="Preformatted_20_Text"><text:s text:c="4"/>}],</text:p>
      <text:p text:style-name="Preformatted_20_Text"><text:s text:c="4"/>"anchors": [{</text:p>
      <text:p text:style-name="Preformatted_20_Text"><text:s text:c="6"/>"sourceId": </text:p>
      <text:p text:style-name="Preformatted_20_Text"><text:s text:c="8"/>"582733d7cef8035d87cecc9ebbe13b3a2f6cc52583fbcd2b9709f20a6b8b56b3",</text:p>
      <text:p text:style-name="Preformatted_20_Text"><text:s text:c="6"/>"type": "BTCOpReturn"</text:p>
      <text:p text:style-name="Preformatted_20_Text"><text:s text:c="4"/>}] </text:p>
      <text:p text:style-name="P20">}</text:p>
      <text:h text:style-name="Heading_20_4" text:outline-level="4">Issuer Key Revocations</text:h>
      <text:p text:style-name="First_20_paragraph">In addition to proof of existence, using a Blockchain can create additional benefits when factoring in revocation use cases. Consider a case where a non-blockchain based VC was signed with an RSA key. The Signature Proof has a <text:span text:style-name="T1">createdDate</text:span> associated with the signature, but we cannot prove that date is correct in actuality, only that the person or process signing the key claimed that as the time they signed.</text:p>
      <text:p text:style-name="Text_20_body">In most cases, the issuer signing with keys they own should be signing with the correct time. However, in <text:soft-page-break/>situations where the signing key was stolen, the thief might want to issue a credential in the past to make it appear as though they, for instance, graduated with a degree at a college when they first started issuing VCs.</text:p>
      <text:p text:style-name="Text_20_body">The college realizes their key was stolen or compromised, or they simply practice good key rotation hygiene. In any of these cases, the true issuer now revokes that key with an expiration date set to a day before the known theft.</text:p>
      <text:p text:style-name="Text_20_body">Since credential dates can not be trusted, we can not determine which credentials fall within the <text:span text:style-name="T1">createdDate</text:span> &amp; <text:span text:style-name="T1">revocationDate</text:span> range for a given key. Every single credential issued with a key that was stolen NEEDS to fail (or at least to warn) for signing key verification problems during the credential verification process. One bad credential issued with a stolen key can affect the status of every single recipient that received a credential from that issuer with that specific signing key. This is not satisfactory when it comes to life-long credentials.</text:p>
      <text:p text:style-name="Text_20_body">Therefore, by utilizing the trusted timestamps of a blockchain, we can calculate the true issuance date and determine that if an issuer revoked/expired a signing key for a specific date, every credential that has an anchor on a blockchain before that date is unaffected by key revocations.</text:p>
      <text:h text:style-name="Heading_20_3" text:outline-level="3">Additional Fields</text:h>
      <text:p text:style-name="First_20_paragraph">In addition to the existing fields specified above, there are several fields in Blockcerts V2 that have had non-standard support in the ecosystem and so could benefit from being standardized.</text:p>
      <text:h text:style-name="P18" text:outline-level="4">display</text:h>
      <text:p text:style-name="First_20_paragraph">In Blockcerts V2, we've been unofficially building a lot of support for <text:span text:style-name="T1">displayHtml</text:span>. This has occurred in mobile wallets, verifiers, etc. as well as third-party libraries.</text:p>
      <text:p text:style-name="Text_20_body">In proposing changes for V3, it would be great if we can throw in official support for displays. Extending past <text:span text:style-name="T1">displayHtml</text:span>, we should allow support for any type of display. Some may not want to use <text:span text:style-name="T1">html</text:span> but instead use <text:span text:style-name="T1">pdf</text:span>, an <text:span text:style-name="T1">image</text:span>, etc.</text:p>
      <text:p text:style-name="Text_20_body"><text:span text:style-name="T3">Option 1</text:span> </text:p>
      <text:p text:style-name="Text_20_body">The schema can simply use <text:span text:style-name="T1">type</text:span> and <text:span text:style-name="T1">data</text:span> properties.</text:p>
      <text:p text:style-name="Text_20_body">Example:</text:p>
      <text:p text:style-name="Preformatted_20_Text">"display": {</text:p>
      <text:p text:style-name="Preformatted_20_Text"><text:s text:c="4"/>"type": "html",</text:p>
      <text:p text:style-name="Preformatted_20_Text"><text:s text:c="4"/>"data": "&lt;p&gt;hello world&lt;/p&gt;"</text:p>
      <text:p text:style-name="P20">}</text:p>
      <text:p text:style-name="First_20_paragraph"><text:span text:style-name="T2"/></text:p>
      <text:p text:style-name="P27"><text:span text:style-name="T2">Option</text:span><text:span text:style-name="T2"> </text:span><text:span text:style-name="T2">2</text:span></text:p>
      <text:p text:style-name="Text_20_body">Alternatively, we can use <text:a xlink:type="simple" xlink:href="https://developer.mozilla.org/en-US/docs/Web/HTTP/Basics_of_HTTP/Data_URIs" text:style-name="Internet_20_link" text:visited-style-name="Visited_20_Internet_20_Link"><text:span text:style-name="Definition">DATA URLs</text:span></text:a> instead.</text:p>
      <text:p text:style-name="P20">"display": "data:text/html,%3Ch1%3EHello%2C%20World!%3C%2Fh1%3E"</text:p>
      <text:p text:style-name="First_20_paragraph">In the beginning, the official Blockcerts Universal Verifier might only support HTML officially, but it would allow others to create valid Blockcerts with different display types. The official verifier should fall back to a default display when it does not understand a Data URL, like it does today when <text:span text:style-name="T1">displayHtml</text:span> is missing.</text:p>
      <text:h text:style-name="P18" text:outline-level="4">metadata</text:h>
      <text:p text:style-name="First_20_paragraph">Similar to the issues with <text:span text:style-name="T1">display</text:span>/<text:span text:style-name="T1">displayHtml</text:span>, we do not currently have an official standard around the use of the <text:span text:style-name="T1">metadatajson</text:span> property. Nonetheless, we have unofficial support in both the mobile app and verifier for displaying some metadata information to the viewer.</text:p>
      <text:p text:style-name="P2"><text:span text:style-name="T2">Option 1</text:span></text:p>
      <text:p text:style-name="Text_20_body">We could add this to the standard, but allow for different types of metadata format, such as <text:span text:style-name="T1">XSD</text:span> as an example. This would allow issuers to take advantage of different formats and continue to support them officially in some of the Blockcerts ecosystems.</text:p>
      <text:p text:style-name="Text_20_body">The implementation could be similar to <text:span text:style-name="T1">display</text:span>, adding <text:span text:style-name="T1">type</text:span> and <text:span text:style-name="T1">data</text:span>:</text:p>
      <text:p text:style-name="Preformatted_20_Text">"metadata": {</text:p>
      <text:p text:style-name="Preformatted_20_Text"><text:s text:c="4"/>"type": "json",</text:p>
      <text:p text:style-name="Preformatted_20_Text"><text:s text:c="4"/>"data": "{\"test\": true}"</text:p>
      <text:p text:style-name="P20">}</text:p>
      <text:p text:style-name="P26"><text:span text:style-name="T2">Option</text:span><text:span text:style-name="T2"> </text:span><text:span text:style-name="T2">2</text:span></text:p>
      <text:p text:style-name="Text_20_body">We could remove <text:span text:style-name="T1">metadatajson</text:span> completely. Metadata could instead be grabbed by the <text:span text:style-name="T1">credentialSubject</text:span> field. The VC spec does not have requirements about the types of information that can be mentioned in <text:span text:style-name="T1">credentialSubject</text:span>; because this is where the "holder" and "subject" properties live, it makes sense that any sort of additional metadata would live here. This will be consistent and interoperable with other Verifiable Credentials that are not Blockcerts and with other Verifiable Credential wallets.</text:p>
      <text:p text:style-name="P2"><text:span text:style-name="T2">Option</text:span><text:span text:style-name="T2"> </text:span><text:span text:style-name="T2">3</text:span></text:p>
      <text:p text:style-name="Text_20_body">We could leave it as is. It is not a requirement that we change this at all. Going with option 2 would remove the need to have some possibly duplicate information, but leaving as is would allow issuers to make explicit the metadata information they want to be displayed to a user and parsed by systems.</text:p>
      <text:p text:style-name="Text_20_body"><text:soft-page-break/>Note that leaving <text:span text:style-name="T1">metadataJson</text:span> or changing it to <text:span text:style-name="T1">metadata</text:span> will more than likely be specific to Blockcerts and not understood by the wider VC ecosystem.</text:p>
      <text:p text:style-name="Text_20_body">The recommended approach would be to just pull additional metadata information from <text:span text:style-name="T1">credentialSubject</text:span> (option 2).</text:p>
      <text:h text:style-name="Heading_20_2" text:outline-level="2">Example Blockcerts V3</text:h>
      <text:p text:style-name="First_20_paragraph">Credential:</text:p>
      <text:p text:style-name="Preformatted_20_Text">{</text:p>
      <text:p text:style-name="Preformatted_20_Text"><text:s text:c="2"/>"@context": [</text:p>
      <text:p text:style-name="Preformatted_20_Text"><text:s text:c="4"/>"https://www.w3.org/2018/credentials/v1",</text:p>
      <text:p text:style-name="Preformatted_20_Text"><text:s text:c="4"/>"https://w3id.org/blockcerts/v3"</text:p>
      <text:p text:style-name="Preformatted_20_Text"><text:s text:c="2"/>],</text:p>
      <text:p text:style-name="Preformatted_20_Text"><text:s text:c="2"/>"id": "urn:uuid:bbba8553-8ec1-445f-82c9-a57251dd731c",</text:p>
      <text:p text:style-name="Preformatted_20_Text"><text:s text:c="2"/>"type": ["VerifiableCredential", "BlockcertsCredential"],</text:p>
      <text:p text:style-name="Preformatted_20_Text"><text:s text:c="2"/>"issuer": "did:example:23adb1f712ebc6f1c276eba4dfa",</text:p>
      <text:p text:style-name="Preformatted_20_Text"><text:s text:c="2"/>"issuanceDate": "2010-01-01T19:73:24Z",</text:p>
      <text:p text:style-name="Preformatted_20_Text"><text:s text:c="2"/>"credentialSubject": {</text:p>
      <text:p text:style-name="Preformatted_20_Text"><text:s text:c="6"/>"id": "did:example:ebfeb1f712ebc6f1c276e12ec21",</text:p>
      <text:p text:style-name="Preformatted_20_Text"><text:s text:c="6"/>"holds": {</text:p>
      <text:p text:style-name="Preformatted_20_Text"><text:s text:c="11"/>"id": "https://example.com/badgeclasses/123",</text:p>
      <text:p text:style-name="Preformatted_20_Text"><text:s text:c="10"/>"type": "BadgeClass",</text:p>
      <text:p text:style-name="Preformatted_20_Text"><text:s text:c="10"/>"name": "Certificate of Accomplishment",</text:p>
      <text:p text:style-name="Preformatted_20_Text"><text:s text:c="10"/>"image": "data:image/png;base64,...",</text:p>
      <text:p text:style-name="Preformatted_20_Text"><text:s text:c="10"/>"description": "A badge describing great accomplishments",</text:p>
      <text:p text:style-name="Preformatted_20_Text"><text:s text:c="10"/>"criteria": {</text:p>
      <text:p text:style-name="Preformatted_20_Text"><text:s text:c="14"/>"narrative": "Perform tasks of valor and wit."</text:p>
      <text:p text:style-name="Preformatted_20_Text"><text:s text:c="10"/>},</text:p>
      <text:p text:style-name="Preformatted_20_Text"><text:s text:c="10"/>"issuer": {</text:p>
      <text:p text:style-name="Preformatted_20_Text"><text:s text:c="14"/>"type": "Profile",</text:p>
      <text:p text:style-name="Preformatted_20_Text"><text:s text:c="14"/>"id": "did:example:23adb1f712ebc6f1c276eba4dfa",</text:p>
      <text:p text:style-name="Preformatted_20_Text"><text:s text:c="14"/>"name": "Example Issuer",</text:p>
      <text:p text:style-name="Preformatted_20_Text"><text:s text:c="14"/>"url": "http://example.com",</text:p>
      <text:p text:style-name="Preformatted_20_Text"><text:s text:c="14"/>"email": "test@example.com"</text:p>
      <text:p text:style-name="Preformatted_20_Text"><text:s text:c="10"/>}</text:p>
      <text:p text:style-name="Preformatted_20_Text"><text:s text:c="6"/>}</text:p>
      <text:p text:style-name="Preformatted_20_Text"><text:s text:c="2"/>},</text:p>
      <text:p text:style-name="Preformatted_20_Text"><text:s text:c="2"/>"evidence": {</text:p>
      <text:p text:style-name="Preformatted_20_Text"><text:s text:c="4"/>"id": "https://example.org/portfolios/25",</text:p>
      <text:p text:style-name="Preformatted_20_Text"><text:s text:c="4"/>"name": "Bob's Portfolio",</text:p>
      <text:p text:style-name="Preformatted_20_Text"><text:s text:c="4"/>"narrative": "Bob worked hard to develop a good portfolio",</text:p>
      <text:p text:style-name="Preformatted_20_Text"><text:s text:c="4"/>"genre": "ePortfolio"</text:p>
      <text:p text:style-name="Preformatted_20_Text"><text:s text:c="2"/>},</text:p>
      <text:p text:style-name="Preformatted_20_Text"/>
      <text:p text:style-name="P22"><text:s text:c="2"/>"metadata": {</text:p>
      <text:p text:style-name="Preformatted_20_Text"><text:s text:c="4"/>"type": "json",</text:p>
      <text:p text:style-name="Preformatted_20_Text"><text:s text:c="4"/>"data": "{\"class\": \"2019\"}"</text:p>
      <text:p text:style-name="Preformatted_20_Text"><text:s text:c="2"/>},</text:p>
      <text:p text:style-name="Preformatted_20_Text"><text:s text:c="2"/>"display": {</text:p>
      <text:p text:style-name="Preformatted_20_Text"><text:s text:c="4"/>"type": "html",</text:p>
      <text:p text:style-name="Preformatted_20_Text"><text:s text:c="4"/>"data": "&lt;p&gt;This subject has received this Certificate of Accomplishment&lt;/p&gt;"</text:p>
      <text:p text:style-name="Preformatted_20_Text"><text:s text:c="2"/>},</text:p>
      <text:p text:style-name="Preformatted_20_Text"><text:s text:c="2"/>"verification": {</text:p>
      <text:p text:style-name="Preformatted_20_Text"><text:s text:c="4"/>"type": [</text:p>
      <text:p text:style-name="Preformatted_20_Text"><text:s text:c="6"/>"MerkleProofVerification2017",</text:p>
      <text:p text:style-name="Preformatted_20_Text"><text:s text:c="6"/>"Extension"</text:p>
      <text:p text:style-name="Preformatted_20_Text"><text:s text:c="4"/>],</text:p>
      <text:p text:style-name="Preformatted_20_Text"><text:s text:c="4"/>"publicKey": "ecdsa-koblitz-pubkey:1AwdUWQzJgfDDjeKtpPzMfYMHejFBrxZfo"</text:p>
      <text:p text:style-name="Preformatted_20_Text"><text:s text:c="2"/>},</text:p>
      <text:p text:style-name="Preformatted_20_Text"><text:s text:c="2"/>"proof": {</text:p>
      <text:p text:style-name="Preformatted_20_Text"><text:s text:c="6"/>"type": "MerkleProof2019",</text:p>
      <text:p text:style-name="Preformatted_20_Text"><text:s text:c="6"/>"creator": "did:example:abcdefghij0123456789",</text:p>
      <text:p text:style-name="Preformatted_20_Text"><text:s text:c="6"/>"created": "2017-09-23T20:21:34Z",</text:p>
      <text:p text:style-name="Preformatted_20_Text"><text:s text:c="6"/>"domain": "example.org",</text:p>
      <text:p text:style-name="Preformatted_20_Text"><text:s text:c="6"/>"nonce": "2bbgh3dgjg2302d-d2b3gi423d42",</text:p>
      <text:p text:style-name="Preformatted_20_Text"><text:s text:c="6"/>"proofValue":</text:p>
      <text:p text:style-name="Preformatted_20_Text"><text:s text:c="2"/>"z76WGJzY2rXtSiZ8BDwU4VgcLqcMEm2dXdgVVS1QCZQUptZ5P8n5YCcnbuMUASYhVNihae7m8VeYvfViYf2KqTMVEH1B"</text:p>
      <text:p text:style-name="Preformatted_20_Text"><text:s text:c="2"/>}</text:p>
      <text:p text:style-name="P20">}</text:p>
      <text:p text:style-name="First_20_paragraph">There were several options outlined above. This specific example used <text:span text:style-name="T1">metadata</text:span> as an object, <text:span text:style-name="T1">display</text:span> as an object, <text:span text:style-name="T1">holds</text:span> and <text:span text:style-name="T1">evidence</text:span> for OB-like <text:span text:style-name="T1">credentialSubject</text:span> types, and <text:span text:style-name="T1">MerkleProof2019</text:span> as the new <text:span text:style-name="T1">signature</text:span>/<text:span text:style-name="T1">proof</text:span>. This is just an example and not necessarily a "recommended" route for Blockcerts V3.</text:p>
      <text:h text:style-name="Heading_20_2" text:outline-level="2">Issuer Profile</text:h>
      <text:p text:style-name="First_20_paragraph">As an Open Badge extension (and while VCs &amp; DIDs were still getting standardized), we had a requirement that Issuer Profiles had to be resolvable via <text:span text:style-name="T1">https</text:span> for information such as public key, revocation lists, and even metadata such as name and image to be gathered when verifying a certificate. By moving to a Verifiable Credential standard that is capable of utilizing Decentralized Identifiers, we no longer have to rely upon URLs inside certificates for this information.</text:p>
      <text:p text:style-name="Text_20_body">The Verifiable Credential spec does not require that VCs be issued using DIDs, so it's proposed that we do not make this a requirement, simply a new option. We may want to continue supporting URL-based issuer profiles as well, though we might need to make some changes to support specific key links.</text:p>
      <text:h text:style-name="Heading_20_3" text:outline-level="3"><text:soft-page-break/>Issuer Profile as a DID</text:h>
      <text:p text:style-name="First_20_paragraph">There are a few things we may need outside of a normal DID resolution to provide the same UX we have today in Blockcerts V2.</text:p>
      <text:p text:style-name="Text_20_body">Here's an example of a DID when resolved:</text:p>
      <text:p text:style-name="Preformatted_20_Text">{</text:p>
      <text:p text:style-name="Preformatted_20_Text"><text:s text:c="2"/>"@context": "https://www.w3.org/2019/did/v1",</text:p>
      <text:p text:style-name="Preformatted_20_Text"><text:s text:c="2"/>"id": "did:example:123456789abcdefghi",</text:p>
      <text:p text:style-name="Preformatted_20_Text"><text:s text:c="2"/>"publicKeys": [{</text:p>
      <text:p text:style-name="Preformatted_20_Text"><text:s text:c="4"/>"id": "did:example:123456789abcdefghi#keys-1",</text:p>
      <text:p text:style-name="Preformatted_20_Text"><text:s text:c="4"/>"type": "RsaVerificationKey2018",</text:p>
      <text:p text:style-name="Preformatted_20_Text"><text:s text:c="4"/>"controller": "did:example:123456789abcdefghi",</text:p>
      <text:p text:style-name="Preformatted_20_Text"><text:s text:c="4"/>"publicKeyPem": "-----BEGIN PUBLIC KEY...END PUBLIC KEY-----\r\n"</text:p>
      <text:p text:style-name="Preformatted_20_Text"><text:s text:c="2"/>}],</text:p>
      <text:p text:style-name="Preformatted_20_Text"><text:s text:c="2"/>"service": [{</text:p>
      <text:p text:style-name="Preformatted_20_Text"><text:s text:c="4"/>"id":"did:example:123456789abcdefghi#vcs",</text:p>
      <text:p text:style-name="Preformatted_20_Text"><text:s text:c="4"/>"type": "VerifiableCredentialService",</text:p>
      <text:p text:style-name="Preformatted_20_Text"><text:s text:c="4"/>"serviceEndpoint": "https://example.com/vc/"</text:p>
      <text:p text:style-name="Preformatted_20_Text"><text:s text:c="2"/>}]</text:p>
      <text:p text:style-name="P20">}</text:p>
      <text:p text:style-name="First_20_paragraph">One of the main requirements to verify the integrity of a certificate and to prove that a certain issuer did indeed issue it is to look at the <text:span text:style-name="T1">#key</text:span> field in the <text:span text:style-name="T1">publicKeys</text:span> property of a DID.</text:p>
      <text:p text:style-name="Text_20_body">One can link a signing key by referencing the DID and property: <text:span text:style-name="T1">did:example:123456789abcdefghi#keys-1</text:span>.</text:p>
      <text:p text:style-name="Text_20_body">However, at minimum, there are a few other things we need to carry over to a DID profile.</text:p>
      <text:list xml:id="list7173251906959887799" text:style-name="L1">
        <text:list-item>
          <text:p text:style-name="P5">Name</text:p>
        </text:list-item>
        <text:list-item>
          <text:p text:style-name="P5">URL</text:p>
        </text:list-item>
        <text:list-item>
          <text:p text:style-name="P5">introductionURL</text:p>
        </text:list-item>
        <text:list-item>
          <text:p text:style-name="P5">revocationList</text:p>
        </text:list-item>
        <text:list-item>
          <text:p text:style-name="P5">image</text:p>
        </text:list-item>
        <text:list-item>
          <text:p text:style-name="P13">email</text:p>
        </text:list-item>
      </text:list>
      <text:p text:style-name="First_20_paragraph">We are proposing a service endpoint for <text:span text:style-name="T1">BlockcertsIssuer</text:span> that contains some of this metadata, as well as a <text:span text:style-name="T1">BlockcertsRevocation</text:span> URL to handle certificate revocations.</text:p>
      <text:h text:style-name="Heading_20_4" text:outline-level="4"/>
      <text:h text:style-name="P19" text:outline-level="4">BlockcertsIssuerService</text:h>
      <text:p text:style-name="Preformatted_20_Text">"service": [{</text:p>
      <text:p text:style-name="Preformatted_20_Text"><text:s text:c="2"/>"id": "did:example:123456789abcdefghi#BlockcertsIssuer",</text:p>
      <text:p text:style-name="Preformatted_20_Text"><text:s text:c="2"/>"type": "BlockcertsIssuerService",</text:p>
      <text:p text:style-name="Preformatted_20_Text"><text:s text:c="2"/>"name": "University of Example,</text:p>
      <text:p text:style-name="Preformatted_20_Text"><text:s text:c="2"/>"URL": "https://example.com", </text:p>
      <text:p text:style-name="Preformatted_20_Text"><text:s text:c="2"/>"imageURL": "https://example.com/img.png",</text:p>
      <text:p text:style-name="Preformatted_20_Text"><text:s text:c="2"/>"email": "test@example.com",</text:p>
      <text:p text:style-name="Preformatted_20_Text"><text:s text:c="2"/>"serviceEndpoint": "https://example.com/introductionURL" </text:p>
      <text:p text:style-name="P20">}]</text:p>
      <text:p text:style-name="First_20_paragraph">When resolving the issuer DID <text:span text:style-name="T1">did:example:123456789abcdefghi</text:span>, we can then look for types that relate to <text:span text:style-name="T1">BlockcertsIssuerService</text:span> in order to check for metadata and to allow recipients to post their own DIDs/public keys to the issuer, much like we do today for URL-based Issuer Profiles.</text:p>
      <text:h text:style-name="Heading_20_4" text:outline-level="4">BlockcertsRevocationService</text:h>
      <text:p text:style-name="First_20_paragraph">It's possible that we can include <text:span text:style-name="T1">BlockcertsRevocationService</text:span> as a field in the <text:span text:style-name="T1">BlockcertsIssuerService</text:span> instead of a standalone ServiceEndpoint. We may need to research best practice among ServiceEndpoints. If we were to separate it into its own field, it could look like the below.</text:p>
      <text:p text:style-name="Text_20_body"><text:span text:style-name="T2">Option</text:span><text:span text:style-name="T2"> </text:span><text:span text:style-name="T2">1:</text:span> Check revocation for a single ID at a time.</text:p>
      <text:p text:style-name="Preformatted_20_Text">"service": [{</text:p>
      <text:p text:style-name="Preformatted_20_Text"><text:s text:c="2"/>"id": "did:example:123456789abcdefghi#BlockcertsRevocation",</text:p>
      <text:p text:style-name="Preformatted_20_Text"><text:s text:c="2"/>"type": "BlockcertsRevocationService",</text:p>
      <text:p text:style-name="Preformatted_20_Text"><text:s text:c="2"/>"serviceEndpoint": "https://example.com/revocationEndpoint"</text:p>
      <text:p text:style-name="P20">}]</text:p>
      <text:p text:style-name="First_20_paragraph">If an issuer wants the ability to revoke any of their issued certificates, they can add <text:span text:style-name="T1">BlockcertsRevocationService</text:span> to their list of DID services.</text:p>
      <text:p text:style-name="Text_20_body">This will allow a Blockcerts verifier to check the revocation status of a certificate by making a <text:span text:style-name="T1">GET</text:span> call to <text:span text:style-name="T1">https://example.com/revocationEndpoint/{certId}</text:span>.</text:p>
      <text:p text:style-name="Text_20_body"><text:span text:style-name="T2">Option</text:span><text:span text:style-name="T2"> </text:span><text:span text:style-name="T2">2</text:span> Check a revocation list for the ID.</text:p>
      <text:p text:style-name="Text_20_body">An alternative method for creating this <text:span text:style-name="T1">BlockcertsRevocationService</text:span> would be to make it a <text:span text:style-name="T1">BlockcertsRevocationListService</text:span> instead, similar to how we do <text:span text:style-name="T1">revocationList</text:span> today.</text:p>
      <text:p text:style-name="Preformatted_20_Text">"service": [{</text:p>
      <text:p text:style-name="Preformatted_20_Text"><text:s text:c="2"/>"id": "did:example:123456789abcdefghi#BlockcertsRevocationList",</text:p>
      <text:p text:style-name="Preformatted_20_Text"><text:s text:c="2"/>"type": "BlockcertsRevocationListService",</text:p>
      <text:p text:style-name="Preformatted_20_Text"><text:s text:c="2"/>"serviceEndpoint": "https://example.com/revocationListEndpoint"</text:p>
      <text:p text:style-name="Preformatted_20_Text">}]</text:p>
      <text:p text:style-name="First_20_paragraph"><text:soft-page-break/>There are pros and cons to both options.</text:p>
      <text:p text:style-name="Text_20_body">Option 1 allows a verifier to only obtain and see the revocation status of a single certificate. A verifier would not be able to see the revocation status of certificates that they do not possess. A standard practice for making UUID-based certificate IDs should prohibit verifiers from guessing another certificate ID.</text:p>
      <text:p text:style-name="Text_20_body">However, option 1 allows the issuer to see, log, monitor (etc.) a specific certificate. They would be able to see what IP address, origin, etc. was trying to verify a specific individual's certificate and then infer certain things.</text:p>
      <text:p text:style-name="Text_20_body">Option 2 pulls an entire list of revocation events, which means that it does not reveal to the issuer who is getting verified, but it does reveal to verifiers every revocation event they have ever made and why. In the case of a large revocation list, the verifier may have to wait for all of the revocations to get processed and retrieved.</text:p>
      <text:p text:style-name="Text_20_body">There has not been a very good consensus yet on what method of revocation/status lists should be used for Verifiable Credentials, and thus there are no standards yet. Ideally, there is a generic RevocationServiceEndpoint for all Verifiable Credential revocations. In the meantime, we suggest that we label this as a Blockcerts-specific revocation endpoint.</text:p>
      <text:p text:style-name="Text_20_body">Instead of the Blockcerts standard picking one of these two options, we may support both and allow issuers to decide for themselves which makes better sense for their organization.</text:p>
      <text:h text:style-name="Heading_20_4" text:outline-level="4">Example</text:h>
      <text:p text:style-name="First_20_paragraph">Here is an example of what an issuer DID might look like when resolved, picking option 2 as an example for revocations:</text:p>
      <text:p text:style-name="Preformatted_20_Text">{</text:p>
      <text:p text:style-name="Preformatted_20_Text"><text:s text:c="2"/>"@context": "https://www.w3.org/2019/did/v1",</text:p>
      <text:p text:style-name="Preformatted_20_Text"><text:s text:c="2"/>"id": "did:example:123456789abcdefghi",</text:p>
      <text:p text:style-name="Preformatted_20_Text"><text:s text:c="2"/>"publicKeys": [{</text:p>
      <text:p text:style-name="Preformatted_20_Text"><text:s text:c="4"/>"id": "did:example:123456789abcdefghi#keys-1",</text:p>
      <text:p text:style-name="Preformatted_20_Text"><text:s text:c="4"/>"type": "Ed25519VerificationKey2018",</text:p>
      <text:p text:style-name="Preformatted_20_Text"><text:s text:c="4"/>"controller": "did:example:123456789abcdefghi",</text:p>
      <text:p text:style-name="Preformatted_20_Text"><text:s text:c="4"/>"publicKeyBase58": "H3C2AVvLMv6gmMNam3uVAjZpfkcJCwDwnZn6z3wXmqPV"</text:p>
      <text:p text:style-name="Preformatted_20_Text"><text:s text:c="2"/>}],</text:p>
      <text:p text:style-name="Preformatted_20_Text"><text:s text:c="2"/>"service": [{</text:p>
      <text:p text:style-name="Preformatted_20_Text"><text:s text:c="4"/>"id": "did:example:123456789abcdefghi#BlockcertsIssuer",</text:p>
      <text:p text:style-name="Preformatted_20_Text"><text:s text:c="4"/>"type": "BlockcertsIssuerService",</text:p>
      <text:p text:style-name="Preformatted_20_Text"><text:s text:c="4"/>"name": "University of Example,</text:p>
      <text:p text:style-name="Preformatted_20_Text"><text:s text:c="4"/>"URL": "https://example.com", </text:p>
      <text:p text:style-name="Preformatted_20_Text"><text:s text:c="4"/>"imageURL": "https://example.com/img.png",</text:p>
      <text:p text:style-name="Preformatted_20_Text"><text:s text:c="4"/>"email": "test@example.com",</text:p>
      <text:p text:style-name="Preformatted_20_Text"><text:s text:c="4"/>"serviceEndpoint": "https://example.com/introductionURL"</text:p>
      <text:p text:style-name="Preformatted_20_Text"><text:s text:c="2"/>}, {</text:p>
      <text:p text:style-name="Preformatted_20_Text"><text:soft-page-break/><text:s text:c="4"/>"id": "did:example:123456789abcdefghi#BlockcertsRevocationList",</text:p>
      <text:p text:style-name="Preformatted_20_Text"><text:s text:c="4"/>"type": "BlockcertsRevocationListService",</text:p>
      <text:p text:style-name="Preformatted_20_Text"><text:s text:c="4"/>"serviceEndpoint": "https://example.com/revocationListEndpoint"</text:p>
      <text:p text:style-name="Preformatted_20_Text"><text:s text:c="2"/>}]</text:p>
      <text:p text:style-name="P20">}</text:p>
      <text:h text:style-name="Heading_20_3" text:outline-level="3">Issuer Profile as a URL in V3</text:h>
      <text:p text:style-name="First_20_paragraph">Here is an example of an Issuer Profile in Blockcerts V2:</text:p>
      <text:p text:style-name="Preformatted_20_Text">{</text:p>
      <text:p text:style-name="Preformatted_20_Text"><text:s text:c="2"/>"@context": [</text:p>
      <text:p text:style-name="Preformatted_20_Text"><text:s text:c="4"/>"https://w3id.org/openbadges/v2",</text:p>
      <text:p text:style-name="Preformatted_20_Text"><text:s text:c="4"/>"https://w3id.org/blockcerts/v2"</text:p>
      <text:p text:style-name="Preformatted_20_Text"><text:s text:c="2"/>],</text:p>
      <text:p text:style-name="Preformatted_20_Text"><text:s text:c="2"/>"type": "Profile",</text:p>
      <text:p text:style-name="Preformatted_20_Text"><text:s text:c="2"/>"id": "https://www.blockcerts.org/samples/2.0/issuer-testnet.json",</text:p>
      <text:p text:style-name="Preformatted_20_Text"><text:s text:c="2"/>"name": "University of Learning",</text:p>
      <text:p text:style-name="Preformatted_20_Text"><text:s text:c="2"/>"url": "https://www.issuer.org",</text:p>
      <text:p text:style-name="Preformatted_20_Text"><text:s text:c="2"/>"introductionURL": "https://www.issuer.org/intro/",</text:p>
      <text:p text:style-name="Preformatted_20_Text"><text:s text:c="2"/>"publicKey": [</text:p>
      <text:p text:style-name="Preformatted_20_Text"><text:s text:c="4"/>{</text:p>
      <text:p text:style-name="Preformatted_20_Text"><text:s text:c="6"/>"id": "ecdsa-koblitz-pubkey:msBCHdwaQ7N2ypBYupkp6uNxtr9Pg76imj",</text:p>
      <text:p text:style-name="Preformatted_20_Text"><text:s text:c="6"/>"created": "2017-06-29T14:48:03.814936+00:00"</text:p>
      <text:p text:style-name="Preformatted_20_Text"><text:s text:c="4"/>}</text:p>
      <text:p text:style-name="Preformatted_20_Text"><text:s text:c="2"/>],</text:p>
      <text:p text:style-name="Preformatted_20_Text"><text:s text:c="2"/>"revocationList": "https://www.blockcerts.org/samples/2.0/revocation-list-testnet.json",</text:p>
      <text:p text:style-name="Preformatted_20_Text"><text:s text:c="2"/>"image": "data:image/png;base64,iVBORw0KGgo...",</text:p>
      <text:p text:style-name="Preformatted_20_Text"><text:s text:c="2"/>"email": "contact@issuer.org"</text:p>
      <text:p text:style-name="P20">}</text:p>
      <text:p text:style-name="First_20_paragraph">Comparing that to the example issuer DID above, the only thing that needs to be changed is how <text:span text:style-name="T1">publicKey</text:span> is handled.</text:p>
      <text:p text:style-name="Preformatted_20_Text">{</text:p>
      <text:p text:style-name="Preformatted_20_Text"><text:s text:c="2"/>"@context": [</text:p>
      <text:p text:style-name="Preformatted_20_Text"><text:s text:c="4"/>"https://w3id.org/openbadges/v2",</text:p>
      <text:p text:style-name="Preformatted_20_Text"><text:s text:c="4"/>"https://w3id.org/blockcerts/v2"</text:p>
      <text:p text:style-name="Preformatted_20_Text"><text:s text:c="2"/>],</text:p>
      <text:p text:style-name="Preformatted_20_Text"><text:s text:c="2"/>"type": "Profile",</text:p>
      <text:p text:style-name="Preformatted_20_Text"><text:s text:c="2"/>"id": "https://www.blockcerts.org/samples/2.0/issuer-testnet.json",</text:p>
      <text:p text:style-name="Preformatted_20_Text"><text:s text:c="2"/>"name": "University of Learning",</text:p>
      <text:p text:style-name="Preformatted_20_Text"><text:s text:c="2"/>"url": "https://www.issuer.org",</text:p>
      <text:p text:style-name="Preformatted_20_Text"><text:s text:c="2"/>"introductionURL": "https://www.issuer.org/intro/",</text:p>
      <text:p text:style-name="Preformatted_20_Text"><text:s text:c="2"/>"publicKey": [{</text:p>
      <text:p text:style-name="Preformatted_20_Text"><text:s text:c="4"/>"id": "https://www.blockcerts.org/samples/2.0/issuer-testnet.json#keys-1",</text:p>
      <text:p text:style-name="Preformatted_20_Text"><text:s text:c="4"/>"type": "Ed25519VerificationKey2018",</text:p>
      <text:p text:style-name="Preformatted_20_Text"><text:soft-page-break/><text:s text:c="4"/>"controller": "https://www.blockcerts.org/samples/2.0/issuer-testnet.json",</text:p>
      <text:p text:style-name="Preformatted_20_Text"><text:s text:c="4"/>"publicKeyBase58": "H3C2AVvLMv6gmMNam3uVAjZpfkcJCwDwnZn6z3wXmqPV"</text:p>
      <text:p text:style-name="Preformatted_20_Text"><text:s text:c="2"/>}],</text:p>
      <text:p text:style-name="Preformatted_20_Text"><text:s text:c="2"/>"revocationList": "https://www.blockcerts.org/samples/2.0/revocation-list-testnet.json",</text:p>
      <text:p text:style-name="Preformatted_20_Text"><text:s text:c="2"/>"image": "data:image/png;base64,iVBORw0KGgo...",</text:p>
      <text:p text:style-name="Preformatted_20_Text"><text:s text:c="2"/>"email": "contact@issuer.org"</text:p>
      <text:p text:style-name="P20">}</text:p>
      <text:p text:style-name="First_20_paragraph">This will allow us to link directly to a specific key used for signing a Verifiable Credential, which is a standard way of finding the key, instead of using the current Blockcerts model of checking the blockchain issuing key against all public keys for which an issuer claims ownership.</text:p>
      <text:p text:style-name="Text_20_body">Unfortunately, because <text:span text:style-name="T1">publicKey</text:span> has the same property name in V2, this change will make URL-based Issuer Profiles a bit tricky to deal with. Either we make URL-based Issuer Profiles incapable of handling both V2 and V3 Blockcerts or we allow both V2 and V3 public keys in there. For example:</text:p>
      <text:p text:style-name="Preformatted_20_Text"><text:s text:c="2"/>"publicKey": [</text:p>
      <text:p text:style-name="Preformatted_20_Text"><text:s text:c="4"/>{</text:p>
      <text:p text:style-name="Preformatted_20_Text"><text:s text:c="6"/>"id": "ecdsa-koblitz-pubkey:msBCHdwaQ7N2ypBYupkp6uNxtr9Pg76imj",</text:p>
      <text:p text:style-name="Preformatted_20_Text"><text:s text:c="6"/>"created": "2017-06-29T14:48:03.814936+00:00"</text:p>
      <text:p text:style-name="Preformatted_20_Text"><text:s text:c="4"/>},</text:p>
      <text:p text:style-name="Preformatted_20_Text"><text:s text:c="4"/>{</text:p>
      <text:p text:style-name="Preformatted_20_Text"><text:s text:c="6"/>"id": "https://www.blockcerts.org/samples/2.0/issuer-testnet.json#keys-1",</text:p>
      <text:p text:style-name="Preformatted_20_Text"><text:s text:c="6"/>"type": "Ed25519VerificationKey2018",</text:p>
      <text:p text:style-name="Preformatted_20_Text"><text:s text:c="6"/>"controller": "https://www.blockcerts.org/samples/2.0/issuer-testnet.json",</text:p>
      <text:p text:style-name="Preformatted_20_Text"><text:s text:c="6"/>"publicKeyBase58": "H3C2AVvLMv6gmMNam3uVAjZpfkcJCwDwnZn6z3wXmqPV"</text:p>
      <text:p text:style-name="Preformatted_20_Text"><text:s text:c="4"/>}</text:p>
      <text:p text:style-name="P20"><text:s text:c="2"/>]</text:p>
      <text:p text:style-name="First_20_paragraph">For V2, we may need to update verification to ignore cases where <text:span text:style-name="T1">id</text:span> is a <text:span text:style-name="T1">did:</text:span> or <text:span text:style-name="T1">http:</text:span>/<text:span text:style-name="T1">https:</text:span> URI. For V3, we may need to do the reverse or to ignore cases where <text:span text:style-name="T1">id</text:span> does not end with an <text:span text:style-name="T1">#</text:span>, as it should in the VC/DID model.</text:p>
      <text:h text:style-name="Heading_20_2" text:outline-level="2">Considerations</text:h>
      <text:h text:style-name="Heading_20_3" text:outline-level="3">Backwards Compatibility</text:h>
      <text:p text:style-name="First_20_paragraph">All aspects of V2 shall continue to operate as it does today, such as accepting an organization as a recipient, displaying metadata and HTML, verifying a credential, etc.</text:p>
      <text:p text:style-name="Text_20_body">Programmatic decisions as to how to accept an issuer, what information to display and how to display it, etc. shall be made based on the Blockcerts version outlined in <text:span text:style-name="T1">@context</text:span>:</text:p>
      <text:p text:style-name="Preformatted_20_Text"/>
      <text:p text:style-name="P22">"@context": [</text:p>
      <text:p text:style-name="Preformatted_20_Text"><text:s text:c="4"/>"https://w3id.org/openbadges/v2",</text:p>
      <text:p text:style-name="Preformatted_20_Text"><text:s text:c="4"/>"https://w3id.org/blockcerts/v2"</text:p>
      <text:p text:style-name="P20"><text:s text:c="2"/>]</text:p>
      <text:p text:style-name="First_20_paragraph">In cases where the issuer profile is a DID instead of a URL, universal DID resolvers shall exist throughout the ecosystem that will resolve it down to a profile, in which case Blockcerts version can then be checked.</text:p>
      <text:h text:style-name="Heading_20_3" text:outline-level="3">Existing V2 / Open Badges extension support</text:h>
      <text:p text:style-name="First_20_paragraph">While Blockcerts adopts the Verifiable Credential standard and moves off of the Open Badges standard directly, there may be a desire for organizations to continue issuing recognized Open Badges extensions. Blockcerts V2 credential creation and issuing can still be maintained via versioning. Any critical changes necessary can be made and published as a new Python Package under the V2 versioning (e.g., <text:span text:style-name="T1">v2.0.33</text:span>). This can be done out of good faith by the community, but we would make no guarantees for how long this might be done. We would love to invite anyone wishing to make critical update changes for V2 to make code contributions that we can merge into the official V2 branch that will be created.</text:p>
      <text:h text:style-name="Heading_20_3" text:outline-level="3">Blockcerts V3 and embedded compliant Open Badges</text:h>
      <text:p text:style-name="First_20_paragraph">It will be up to IMS Global and the Open Badges community to support Verifiable Credential-based Open Badges through the schema changes outlined in <text:a xlink:type="simple" xlink:href="https://github.com/WebOfTrustInfo/rwot6-santabarbara/blob/master/final-documents/open-badges-are-verifiable-credentials.md" text:style-name="Internet_20_link" text:visited-style-name="Visited_20_Internet_20_Link"><text:span text:style-name="Definition">Open Badges are Verifiable Credentials</text:span></text:a> and/or the official Open Badges verifiers. There are several ways to issue Open Badges like this through Blockcerts, which may include the introduction of <text:span text:style-name="T1">holds</text:span> into the standard or extracting a full badge from a Verifiable Credential. Note that issuing a full badge inside of a Verifiable Credential is not a standard/recommended way to use VCs, though it is technically still a VC.</text:p>
      <text:h text:style-name="Heading_20_3" text:outline-level="3">Breaking Changes Summary</text:h>
      <text:p text:style-name="First_20_paragraph">There are a few breaking changes that are necessary as we move to Verifiable Credentials and several optional things that may be breaking changes if we wish to implement them. As mentioned, V2 will continue to behave as is, but to issue V3 credentials and to support V2 and V3 URL-based issuer profiles, please review the changes below.</text:p>
      <text:h text:style-name="Heading_20_4" text:outline-level="4">Issuer Profile</text:h>
      <text:p text:style-name="First_20_paragraph">Existing Issuer Profiles could continue to operate but issuing V3 credentials may require a new Issuer Profile (either URL- or DID-based). As mentioned above in <text:a xlink:type="simple" xlink:href="#Issuer Profile as a URL in V3|outline" text:style-name="Internet_20_link" text:visited-style-name="Visited_20_Internet_20_Link"><text:span text:style-name="Definition">Issuer Profile</text:span></text:a>, the <text:span text:style-name="T1">publicKey</text:span> property needs to change in V3. We have two options: support having a mix of V2 &amp; V3 <text:span text:style-name="T1">publicKey</text:span> models in a single Issuer Profile or require that a V3 issuer have a seperate Issuer Profile.</text:p>
      <text:p text:style-name="Text_20_body">For DID-based Issuer Profiles, it's understood that you would be creating a new issuer profile and would need to continue to maintain your URL-based profile for every credential you've issued (unless you reactively issue V3 for every V2 credential you've ever issued). DID issuer profiles will act similar in nature to URL-based Issuer Profiles <text:soft-page-break/>but under the DID-document schema model. See <text:a xlink:type="simple" xlink:href="#Issuer Profile as a DID|outline" text:style-name="Internet_20_link" text:visited-style-name="Visited_20_Internet_20_Link"><text:span text:style-name="Definition">issuer profile as a did</text:span></text:a> for a summary of these changes and options.</text:p>
      <text:h text:style-name="Heading_20_4" text:outline-level="4">Data Model</text:h>
      <text:p text:style-name="First_20_paragraph">The data model will change for V3, so if you've previously created a template using the open-source <text:a xlink:type="simple" xlink:href="https://github.com/blockchain-certificates/cert-tools" text:style-name="Internet_20_link" text:visited-style-name="Visited_20_Internet_20_Link"><text:span text:style-name="Definition"><text:span text:style-name="T1">cert-tools</text:span></text:span></text:a> project, you'd need to create a new one that is a valid Verifiable Credential. Please review <text:a xlink:type="simple" xlink:href="#Blockcerts as VC Implementation|outline" text:style-name="Internet_20_link" text:visited-style-name="Visited_20_Internet_20_Link"><text:span text:style-name="Definition">blockcerts as VC implementation</text:span></text:a> to see how V2 will map to V3 and some of the proposed options that Blockcerts V3 could use. We will more than likely have some sample V3 credentials in the <text:span text:style-name="T1">cert-tools</text:span> <text:a xlink:type="simple" xlink:href="https://github.com/blockchain-certificates/cert-tools" text:style-name="Internet_20_link" text:visited-style-name="Visited_20_Internet_20_Link"><text:span text:style-name="Definition">project</text:span></text:a> as we start implementing V3.</text:p>
      <text:p text:style-name="Text_20_body">If you wish, you could continue issuing a badge-like credential by utilizing <text:span text:style-name="T1">hold</text:span> &amp; <text:span text:style-name="T1">evidence</text:span> as described in <text:a xlink:type="simple" xlink:href="https://github.com/WebOfTrustInfo/rwot6-santabarbara/blob/master/final-documents/open-badges-are-verifiable-credentials.md" text:style-name="Internet_20_link" text:visited-style-name="Visited_20_Internet_20_Link"><text:span text:style-name="Definition">Open Badges are Verifiable Credentials</text:span></text:a> to minimize the data changes required. Otherwise, you're free to create a new Verifiable Credential type.</text:p>
      <text:p text:style-name="Text_20_body">There are a few optional changes that may break your existing templates as well. Please click the in-page links to jump to the summaries above:</text:p>
      <text:list xml:id="list1877632974413270380" text:style-name="L2">
        <text:list-item>
          <text:p text:style-name="P6"><text:a xlink:type="simple" xlink:href="#display|outline" text:style-name="Internet_20_link" text:visited-style-name="Visited_20_Internet_20_Link"><text:span text:style-name="Definition">display</text:span></text:a></text:p>
        </text:list-item>
        <text:list-item>
          <text:p text:style-name="P14"><text:a xlink:type="simple" xlink:href="#metadata|outline" text:style-name="Internet_20_link" text:visited-style-name="Visited_20_Internet_20_Link"><text:span text:style-name="Definition">metadata</text:span></text:a></text:p>
        </text:list-item>
      </text:list>
      <text:p text:style-name="First_20_paragraph">These fields have not been standardized before, but we do have the opportunity to make these improvements while moving to a new major version number. If it interests you, please give any feedback you might have. It may be advisable to implement these features in the future to minimize the scope of work and breaking changes for V3.</text:p>
      <text:p text:style-name="Text_20_body">Note: While these changes were identified as needed changes early on, there may still be other breaking changes that are made known during the development of Blockcerts V3.</text:p>
      <text:h text:style-name="Heading_20_2" text:outline-level="2">Summary</text:h>
      <text:p text:style-name="First_20_paragraph">The current Blockcerts V2 standard and the Verifiable Credentials standard has a lot of similarities that easily map to each other in many ways. Blockcerts can achieve much of the same functionality and more by utilizing the Verifiable Credential and Decentralized Identifiers standards. There are many options for how to map specific properties, but in the end Blockchain Proofs, Issuer Profiles/Identities, Recipient Ownership, and the aspects of life-long credentials are better supported/standardized, giving options for doing so in a more decentralized way. From here, we incredibly value community feedback and support. Based on the conversations and decisions preferred by the community, we can work on an official specification for Blockcerts V3.</text:p>
      <text:p text:style-name="P28"><text:span text:style-name="T22"/></text:p>
      <text:p text:style-name="P29"><draw:frame draw:style-name="fr2" draw:name="graphics3" text:anchor-type="paragraph" svg:x="5.5063in" svg:y="0.1591in" svg:width="1.5in" svg:height="1.6098in" draw:z-index="1"><draw:image xlink:href="../../../../../../Dropbox/RWOT/wot-logo.png" xlink:type="simple" xlink:show="embed" xlink:actuate="onLoad"/></draw:frame><text:span text:style-name="T22">Additional Credits</text:span></text:p>
      <text:p text:style-name="P10"><text:span text:style-name="T5">Lead Author:</text:span><text:span text:style-name="Definition"><text:span text:style-name="T5"> </text:span></text:span><text:span text:style-name="Definition"><text:span text:style-name="T12">Anthony Ronning </text:span></text:span><text:a xlink:type="simple" xlink:href="mailto:aronning@learningmachine.com" text:style-name="Internet_20_link" text:visited-style-name="Visited_20_Internet_20_Link"><text:span text:style-name="Definition"><text:span text:style-name="T12">aronning@learningmachine.com</text:span></text:span></text:a><text:span text:style-name="Definition"><text:span text:style-name="T12"> (Learning Machine) </text:span></text:span><text:span text:style-name="Definition"><text:span text:style-name="T5"><text:s text:c="26"/></text:span></text:span></text:p>
      <text:p text:style-name="P10"><text:span text:style-name="Definition"><text:span text:style-name="T5">Authors: </text:span></text:span><text:span text:style-name="Definition"><text:span text:style-name="T12">Wong Wai Chung </text:span></text:span><text:a xlink:type="simple" xlink:href="mailto:waichung@nextid.com" text:style-name="Internet_20_link" text:visited-style-name="Visited_20_Internet_20_Link"><text:span text:style-name="Definition"><text:span text:style-name="T12">waichung@nextid.com</text:span></text:span></text:a><text:span text:style-name="Definition"><text:span text:style-name="T12"> (NextID)</text:span></text:span></text:p>
      <text:p text:style-name="P10"><text:span text:style-name="T5">Contributors:</text:span><text:span text:style-name="T2"> </text:span><text:span text:style-name="Definition"><text:span text:style-name="T16">Matthieu Collé (</text:span></text:span><text:a xlink:type="simple" xlink:href="https://twitter.com/raiseandfall" text:style-name="Internet_20_link" text:visited-style-name="Visited_20_Internet_20_Link"><text:span text:style-name="Definition"><text:span text:style-name="T21">@raiseandfall</text:span></text:span></text:a><text:span text:style-name="Definition"><text:span text:style-name="T16">)</text:span></text:span></text:p>
      <text:p text:style-name="P23"/>
      <text:p text:style-name="P11">Sample APA Citation:</text:p>
      <text:p text:style-name="P10"><text:span text:style-name="Definition"><text:span text:style-name="T6">Chung, W., and Ronning, A. (2019). <text:s/>Blockcerts Proposal V3. </text:span></text:span><text:span text:style-name="T7">Rebooting the Web of Trust IX</text:span><text:span text:style-name="T8">. Retrieved from </text:span><text:a xlink:type="simple" xlink:href="https://github.com/WebOfTrustInfo/rwot9-prague/blob/master/final-documents/BlockcertsV3.pdf" text:style-name="Internet_20_link" text:visited-style-name="Visited_20_Internet_20_Link"><text:span text:style-name="T8">https://github.com/WebOfTrustInfo/rwot9-prague/blob/master/final-documents/BlockcertsV3.pdf</text:span></text:a><text:span text:style-name="T8">.</text:span></text:p>
      <text:p text:style-name="P8"><text:span text:style-name="T8">This paper is licensed under </text:span><text:a xlink:type="simple" xlink:href="https://creativecommons.org/licenses/by/4.0/" text:style-name="Internet_20_link" text:visited-style-name="Visited_20_Internet_20_Link"><text:span text:style-name="T8">CC-BY-4.0</text:span></text:a><text:span text:style-name="T8">.</text:span></text:p>
      <text:p text:style-name="P23"/>
      <text:h text:style-name="Heading_20_3" text:outline-level="3">About Rebooting the Web of Trust</text:h>
      <text:p text:style-name="P10"><text:span text:style-name="T7">This paper was produced as part of the </text:span><text:a xlink:type="simple" xlink:href="https://github.com/WebOfTrustInfo/rwot9-prague" text:style-name="Internet_20_link" text:visited-style-name="Visited_20_Internet_20_Link"><text:span text:style-name="T7">Rebooting the Web of Trust IX</text:span></text:a><text:span text:style-name="T7"> design workshop. On September 3</text:span><text:span text:style-name="T9">rd</text:span><text:span text:style-name="T7"> to 6</text:span><text:span text:style-name="T9">th</text:span><text:span text:style-name="T7">, 2019, over 60 tech visionaries came together in Prague, The Czech Republic to talk about the future of decentralized trust on the internet with the goal of writing at least 5 white papers and specs. This is one of them.</text:span></text:p>
      <text:p text:style-name="P9"><text:span text:style-name="T5">RWOT Board of Directors:</text:span><text:span text:style-name="T4"> </text:span>Christopher Allen, Joe Andrieu, Kim Hamilton Duffy</text:p>
      <text:p text:style-name="P9"><text:span text:style-name="T5">Members of the Organizing Committee:</text:span><text:span text:style-name="T2"> </text:span>Dan Burnett, Dmitri Zagidulin</text:p>
      <text:p text:style-name="P9"><text:span text:style-name="T5">Sponsors:</text:span> Digital Contract Design (Gold), Protocol Labs (Silver), Digital Bazaar (Ongoing Sustaining), Jolocom</text:p>
      <text:p text:style-name="P9"><text:span text:style-name="T5">Community Sponsors: </text:span>Blockchain Commons, Consensys, Learning Machine, Legendary Requirements</text:p>
      <text:p text:style-name="P15"><text:span text:style-name="T10">Workshop Credits:</text:span> Ch<text:bookmark text:name="docs-internal-guid-87f872b8-7fff-1366-169b-e97e8dd5eb6a"/>ristopher Allen (Founder, Co-Producer), Joe Andrieu (Co-Producer and Facilitator), and Shannon Appelcline (Editor-in-chief).</text:p>
      <text:p text:style-name="P12">Thanks to our other contributors and sponsors!</text:p>
      <text:p text:style-name="P12">Thanks also to Paralelní Polis and the Institute for CryptoAnarchy in Prague.</text:p>
      <text:h text:style-name="Heading_20_3" text:outline-level="3">What’s Next?</text:h>
      <text:p text:style-name="P10">The design workshop and this paper are just starting points for Rebooting the Web of Trust. If you have any comments, thoughts, or expansions on this paper, please post them to our GitHub issues page:</text:p>
      <text:p text:style-name="P10"><text:tab/><text:a xlink:type="simple" xlink:href="https://github.com/WebOfTrustInfo/rwot9/issues" text:style-name="Internet_20_link" text:visited-style-name="Visited_20_Internet_20_Link">https://github.com/WebOfTrustInfo/rwot9/issues</text:a> </text:p>
      <text:p text:style-name="P10">The tenth Rebooting the Web of Trust design workshop is scheduled for early 2020. If you’d like to be involved or would like to help sponsor the event, email: </text:p>
      <text:p text:style-name="P4"><text:tab/><text:a xlink:type="simple" xlink:href="mailto:rwot-leadership@googlegroups.com" text:style-name="Internet_20_link" text:visited-style-name="Visited_20_Internet_20_Link">rwot-leadership@googlegroups.com</text:a></text:p>
      <text:p text:style-name="P24"><text:span text:style-name="Defini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MU Sans Serif1" svg:font-family="'CMU Sans Serif', sans-serif"/>
    <style:font-face style:name="CMU Serif Extra1" svg:font-family="'CMU Serif Extra', serif"/>
    <style:font-face style:name="CMU Serif1" svg:font-family="'CMU Serif', serif"/>
    <style:font-face style:name="Lucida Sans1" svg:font-family="'Lucida Sans'"/>
    <style:font-face style:name="OpenSymbol" svg:font-family="OpenSymbol"/>
    <style:font-face style:name="SimSun1" svg:font-family="SimSun"/>
    <style:font-face style:name="apple-system" svg:font-family="apple-system, system-ui, 'Segoe UI', Helvetica, Arial, sans-serif, 'Apple Color Emoji', 'Segoe UI Emoji'"/>
    <style:font-face style:name="Lucida Sans2" svg:font-family="'Lucida Sans'" style:font-family-generic="swiss"/>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CMU Serif3" svg:font-family="'CMU Serif'" style:font-family-generic="roman" style:font-pitch="variable"/>
    <style:font-face style:name="CMU Serif" svg:font-family="'CMU Serif'" style:font-adornments="Bold" style:font-family-generic="roman" style:font-pitch="variable"/>
    <style:font-face style:name="CMU Serif2" svg:font-family="'CMU Serif'" style:font-adornments="Roman" style:font-family-generic="roman" style:font-pitch="variable"/>
    <style:font-face style:name="CMU Serif Extra" svg:font-family="'CMU Serif Extra'"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CMU Sans Serif" svg:font-family="'CMU Sans Serif'" style:font-adornments="Regular"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fo:keep-with-next="always"/>
      <style:text-properties style:font-name="Albany" fo:font-size="14pt" style:font-name-asian="HG Mincho Light J" style:font-size-asian="14pt" style:font-name-complex="Arial Unicode MS" style:font-size-complex="14pt"/>
    </style:style>
    <style:style style:name="Text_20_body" style:display-name="Text body" style:family="paragraph" style:parent-style-name="Standard" style:class="text">
      <style:paragraph-properties fo:margin-top="0in" fo:margin-bottom="0.1965in"/>
      <style:text-properties style:font-name="CMU Serif1" fo:font-size="10pt" fo:font-weight="normal"/>
    </style:style>
    <style:style style:name="List" style:family="paragraph" style:parent-style-name="Text_20_body" style:class="list">
      <style:text-properties style:font-name-complex="Lucida Sans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2"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default-outline-level="" style:list-style-name="" style:class="extra"/>
    <style:style style:name="FigureWithCaption" style:family="paragraph" style:parent-style-name="Figure" style:class="extra">
      <style:paragraph-properties fo:text-align="end" style:justify-single-word="false" fo:keep-with-next="always" text:number-lines="false" text:line-number="0"/>
      <style:text-properties fo:font-size="9pt" fo:font-style="italic" fo:font-weight="bold"/>
    </style:style>
    <style:style style:name="Index" style:family="paragraph" style:parent-style-name="Standard" style:class="index">
      <style:paragraph-properties text:number-lines="false" text:line-number="0"/>
      <style:text-properties style:font-name-complex="Lucida Sans2"/>
    </style:style>
    <style:style style:name="Heading_20_1" style:display-name="Heading 1" style:family="paragraph" style:parent-style-name="Heading" style:next-style-name="Text_20_body" style:class="text" style:master-page-name="">
      <style:paragraph-properties fo:margin-top="0in" fo:margin-bottom="0.3in" fo:text-align="center" style:justify-single-word="false" style:page-number="auto"/>
      <style:text-properties style:font-name="CMU Serif" fo:font-size="24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in" fo:margin-bottom="0.1in"/>
      <style:text-properties fo:text-transform="uppercase" style:text-line-through-style="none" style:font-name="CMU Serif Extra1" fo:font-size="10pt" style:text-underline-style="none" fo:font-weight="bold" style:text-blinking="false" style:font-name-asian="SimSun1" style:font-size-asian="18pt" style:font-weight-asian="bold" style:font-name-complex="Lucida Sans1" style:font-size-complex="18pt" style:font-weight-complex="normal" style:text-overline-style="none" style:text-overline-color="font-color"/>
    </style:style>
    <style:style style:name="Heading_20_3" style:display-name="Heading 3" style:family="paragraph" style:parent-style-name="Heading" style:next-style-name="Text_20_body" style:default-outline-level="3" style:list-style-name="" style:class="text">
      <style:paragraph-properties fo:margin-top="0in" fo:margin-bottom="0.1in"/>
      <style:text-properties style:text-line-through-style="none" style:font-name="CMU Serif Extra1" fo:font-size="10pt" style:text-underline-style="none" fo:font-weight="bold" style:text-blinking="false" style:font-name-asian="SimSun1" style:font-size-asian="14pt" style:font-weight-asian="bold" style:font-name-complex="Lucida Sans1" style:font-size-complex="14pt" style:font-weight-complex="normal" style:text-overline-style="none" style:text-overline-color="font-color"/>
    </style:style>
    <style:style style:name="Heading_20_4" style:display-name="Heading 4" style:family="paragraph" style:parent-style-name="Heading" style:next-style-name="Text_20_body" style:default-outline-level="4" style:list-style-name="" style:class="text">
      <style:paragraph-properties fo:margin-top="0in" fo:margin-bottom="0.1in"/>
      <style:text-properties style:font-name="CMU Serif1" fo:font-size="9pt" fo:font-style="italic" fo:font-weight="bold" style:font-name-asian="SimSun1" style:font-size-asian="12pt" style:font-weight-asian="bold" style:font-name-complex="Lucida Sans1" style:font-size-complex="12pt" style:font-weight-complex="normal"/>
    </style:style>
    <style:style style:name="Heading_20_5" style:display-name="Heading 5" style:family="paragraph" style:parent-style-name="Standard" style:next-style-name="Text_20_body" style:class="text">
      <style:paragraph-properties fo:margin-top="0in" fo:margin-bottom="0.1in" fo:keep-together="always" fo:keep-with-next="always"/>
      <style:text-properties fo:color="#000000" style:font-name="Calibri" fo:font-size="9pt" fo:font-style="italic" style:font-size-asian="12pt" style:font-style-asian="italic" style:font-size-complex="12pt" style:font-style-complex="italic"/>
    </style:style>
    <style:style style:name="Heading_20_6" style:display-name="Heading 6" style:family="paragraph" style:parent-style-name="Standard" style:next-style-name="Text_20_body" style:class="text">
      <style:paragraph-properties fo:margin-top="0.139in" fo:margin-bottom="0in" fo:keep-together="always" fo:keep-with-next="always"/>
      <style:text-properties fo:color="#4f81bd" style:font-name="Calibri" fo:font-size="12pt" style:font-size-asian="12pt" style:font-size-complex="12pt"/>
    </style:style>
    <style:style style:name="Quotations" style:family="paragraph" style:parent-style-name="Standard" style:class="html">
      <style:paragraph-properties fo:margin-left="0.2in" fo:margin-right="0.2in" fo:margin-top="0.1in" fo:margin-bottom="0.1in" fo:text-indent="0in" style:auto-text-indent="false" fo:padding="0.0201in" fo:border-left="none" fo:border-right="none" fo:border-top="0.0008in solid #000000" fo:border-bottom="0.0008in solid #000000" style:shadow="none"/>
      <style:text-properties style:font-name="CMU Sans Serif" fo:font-size="10pt" fo:font-style="italic" fo:font-weight="600"/>
    </style:style>
    <style:style style:name="Preformatted_20_Text" style:display-name="Preformatted Text" style:family="paragraph" style:parent-style-name="Standard" style:class="html">
      <style:paragraph-properties fo:margin-left="0in" fo:margin-right="0in" fo:margin-top="0in" fo:margin-bottom="0in" fo:text-indent="0in" style:auto-text-indent="false"/>
      <style:text-properties style:font-name="Courier New" fo:font-size="10pt" fo:font-weight="bold" style:font-name-asian="Courier New" style:font-size-asian="10pt" style:font-name-complex="Courier New" style:font-size-complex="10pt"/>
    </style:style>
    <style:style style:name="Definition_20_Term" style:display-name="Definition Term" style:family="paragraph" style:parent-style-name="Standard" style:default-outline-level="" style:list-style-name="">
      <style:paragraph-properties fo:margin-top="0in" fo:margin-bottom="0in" fo:keep-together="always" fo:keep-with-next="always"/>
      <style:text-properties fo:font-weight="bold" style:font-weight-asian="bold"/>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default-outline-level="" style:list-style-name=""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style:shadow="none" text:number-lines="false" text:line-number="0">
        <style:tab-stops>
          <style:tab-stop style:position="3.5in" style:type="center"/>
          <style:tab-stop style:position="7in" style:type="right"/>
        </style:tab-stops>
      </style:paragraph-properties>
      <style:text-properties style:font-name="CMU Serif2" fo:font-size="10pt" fo:font-weight="600"/>
    </style:style>
    <style:style style:name="Definition_20_Term_20_Tight" style:display-name="Definition Term Tight" style:family="paragraph" style:parent-style-name="Standard" style:next-style-name="Definition_20_Definition_20_Tight">
      <style:paragraph-properties fo:margin-top="0.0799in" fo:margin-bottom="0.0799in"/>
    </style:style>
    <style:style style:name="Definition_20_Definition_20_Tight" style:display-name="Definition Definition Tight" style:family="paragraph" style:parent-style-name="Standard">
      <style:paragraph-properties fo:margin-left="0.5in" fo:margin-right="0in" fo:margin-top="0in" fo:margin-bottom="0in" fo:text-indent="0in" style:auto-text-indent="false"/>
    </style:style>
    <style:style style:name="Date" style:family="paragraph" style:default-outline-level="" style:list-style-name="">
      <style:paragraph-properties fo:text-align="center" style:justify-single-word="false" fo:keep-together="always" fo:orphans="2" fo:widows="2" fo:keep-with-next="always" style:writing-mode="lr-tb"/>
      <style:text-properties style:use-window-font-color="true"/>
    </style:style>
    <style:style style:name="Author" style:family="paragraph" style:default-outline-level="" style:list-style-name="">
      <style:paragraph-properties fo:text-align="center" style:justify-single-word="false" fo:keep-together="always" fo:orphans="2" fo:widows="2" fo:keep-with-next="always" style:writing-mode="lr-tb"/>
      <style:text-properties style:use-window-font-color="true"/>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First_20_paragraph" style:display-name="First paragraph" style:family="paragraph" style:parent-style-name="Standard" style:next-style-name="Text_20_body" style:class="text">
      <style:paragraph-properties fo:background-color="transparent">
        <style:background-image/>
      </style:paragraph-properties>
      <style:text-properties style:font-name="CMU Serif2" fo:font-size="10pt" fo:font-weight="normal"/>
    </style:style>
    <style:style style:name="normal" style:family="paragraph" style:default-outline-level="">
      <style:paragraph-properties fo:text-align="start" style:justify-single-word="false" fo:orphans="2" fo:widows="2" style:writing-mode="lr-tb"/>
    </style:style>
    <style:style style:name="Title" style:family="paragraph" style:parent-style-name="Standard" style:next-style-name="Subtitle" style:default-outline-level="" style:list-style-name="" style:class="chapter">
      <style:paragraph-properties fo:margin-top="0.3335in" fo:margin-bottom="0.1665in" fo:text-align="center" style:justify-single-word="false" fo:keep-together="always" fo:keep-with-next="always"/>
      <style:text-properties fo:color="#345a8a" style:font-name="Calibri" fo:font-size="18pt" fo:font-weight="bold" style:font-size-asian="18pt" style:font-weight-asian="bold" style:font-size-complex="18pt" style:font-weight-complex="bold"/>
    </style:style>
    <style:style style:name="Subtitle" style:family="paragraph" style:parent-style-name="Title" style:next-style-name="Text_20_body" style:default-outline-level="" style:list-style-name="" style:class="chapter">
      <style:paragraph-properties fo:margin-top="0.1665in" fo:margin-bottom="0.1665in" fo:text-align="center" style:justify-single-word="false" fo:keep-together="always" fo:keep-with-next="always"/>
      <style:text-properties fo:font-size="15pt" fo:font-style="italic" style:font-size-asian="15pt" style:font-style-asian="italic" style:font-size-complex="15pt" style:font-style-complex="italic"/>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 style:family="paragraph" style:parent-style-name="Caption" style:class="extra"/>
    <style:style style:name="First_20_Paragraph" style:display-name="First Paragraph" style:family="paragraph" style:parent-style-name="Text_20_body" style:default-outline-level="" style:list-style-name=""/>
    <style:style style:name="Compact" style:family="paragraph" style:parent-style-name="Text_20_body" style:default-outline-level="" style:list-style-name="">
      <style:paragraph-properties fo:margin-top="0.0252in" fo:margin-bottom="0.0252in"/>
    </style:style>
    <style:style style:name="Abstract" style:family="paragraph" style:parent-style-name="Standard" style:default-outline-level="" style:list-style-name="">
      <style:paragraph-properties fo:margin-top="0.2083in" fo:margin-bottom="0.2083in" fo:keep-together="always" fo:keep-with-next="always"/>
      <style:text-properties fo:font-size="10pt" style:font-size-asian="10pt" style:font-size-complex="10pt"/>
    </style:style>
    <style:style style:name="Bibliography" style:family="paragraph" style:parent-style-name="Standard" style:default-outline-level="" style:list-style-name=""/>
    <style:style style:name="Block_20_Text" style:display-name="Block Text" style:family="paragraph" style:parent-style-name="Text_20_body" style:default-outline-level="" style:list-style-name="">
      <style:paragraph-properties fo:margin-left="0in" fo:margin-right="0in" fo:margin-top="0.0693in" fo:margin-bottom="0.0693in" fo:text-indent="0in" style:auto-text-indent="false"/>
      <style:text-properties style:font-name="Calibri" fo:font-size="10pt" style:font-size-asian="10pt" style:font-size-complex="10pt" style:font-weight-complex="bold"/>
    </style:style>
    <style:style style:name="Definition" style:family="paragraph" style:parent-style-name="Standard" style:default-outline-level="" style:list-style-name=""/>
    <style:style style:name="Table_20_Caption" style:display-name="Table Caption" style:family="paragraph" style:parent-style-name="Caption" style:default-outline-level="" style:list-style-name="">
      <style:paragraph-properties fo:keep-with-next="always"/>
    </style:style>
    <style:style style:name="Image_20_Caption" style:display-name="Image Caption" style:family="paragraph" style:parent-style-name="Caption" style:default-outline-level="" style:list-style-name=""/>
    <style:style style:name="Figure_20_with_20_Caption" style:display-name="Figure with Caption" style:family="paragraph" style:parent-style-name="Figure" style:default-outline-level="" style:list-style-name="">
      <style:paragraph-properties fo:keep-with-next="always"/>
    </style:style>
    <style:style style:name="Contents_20_Heading" style:display-name="Contents Heading" style:family="paragraph" style:parent-style-name="Heading_20_1" style:default-outline-level="" style:list-style-name="" style:class="index">
      <style:paragraph-properties fo:margin-top="0.1665in" fo:margin-bottom="0in" fo:line-height="107%" text:number-lines="false" text:line-number="0"/>
      <style:text-properties fo:color="#365f91" style:font-name="Calibri" fo:font-size="16pt" fo:font-weight="normal" style:font-size-asian="16pt" style:font-weight-asian="normal" style:font-size-complex="16pt" style:font-weight-complex="normal"/>
    </style:style>
    <style:style style:name="Source_20_Code" style:display-name="Source Code" style:family="paragraph" style:parent-style-name="Standard" style:default-outline-level="" style:list-style-name=""/>
    <style:style style:name="Sender" style:family="paragraph" style:parent-style-name="Standard" style:class="extra">
      <style:text-properties fo:font-style="italic"/>
    </style:style>
    <style:style style:name="Heading_20_1a_20_Sub_20_WoT" style:display-name="Heading 1a Sub WoT" style:family="paragraph" style:parent-style-name="Text_20_body">
      <style:paragraph-properties fo:margin-top="0in" fo:margin-bottom="0.25in" fo:text-align="center" style:justify-single-word="false"/>
      <style:text-properties style:font-name="CMU Sans Serif1" fo:font-size="14pt" fo:font-style="italic"/>
    </style:style>
    <style:style style:name="Heading_20_1b_20_Sub_20_Author" style:display-name="Heading 1b Sub Author" style:family="paragraph" style:parent-style-name="Text_20_body">
      <style:paragraph-properties fo:margin-top="0in" fo:margin-bottom="0.25in" fo:text-align="center" style:justify-single-word="false"/>
      <style:text-properties style:font-name="CMU Sans Serif1" fo:font-size="12pt"/>
    </style:style>
    <style:style style:name="Illustration" style:family="paragraph" style:parent-style-name="Caption" style:class="extra"/>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User_20_Index_20_4" style:display-name="User Index 4" style:family="paragraph" style:parent-style-name="Index" style:class="index">
      <style:paragraph-properties fo:margin-left="0.5898in" fo:margin-right="0in" fo:text-indent="0in" style:auto-text-indent="false">
        <style:tab-stops>
          <style:tab-stop style:position="6.4102in" style:type="right" style:leader-style="dotted" style:leader-text="."/>
        </style:tab-stops>
      </style:paragraph-properties>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 style:family="paragraph" style:parent-style-name="Caption"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parent-style-name="Body_20_Text_20_Char">
      <style:text-properties style:text-position="super 58%"/>
    </style:style>
    <style:style style:name="Definition" style:family="text"/>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Source_5f_Text" style:display-name="Source_Text" style:family="text">
      <style:text-properties style:font-name="Courier New" fo:font-size="10pt" style:font-name-asian="Courier New" style:font-size-asian="10pt" style:font-name-complex="Courier New" style:font-size-complex="10pt"/>
    </style:style>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size="11pt" style:font-size-asian="11pt"/>
    </style:style>
    <style:style style:name="KeywordTok" style:family="text" style:parent-style-name="Verbatim_20_Char">
      <style:text-properties fo:color="#007020" fo:font-weight="bold" style:font-weight-asian="bold"/>
    </style:style>
    <style:style style:name="DataTypeTok" style:family="text" style:parent-style-name="Verbatim_20_Char">
      <style:text-properties fo:color="#902000"/>
    </style:style>
    <style:style style:name="DecValTok" style:family="text" style:parent-style-name="Verbatim_20_Char">
      <style:text-properties fo:color="#40a070"/>
    </style:style>
    <style:style style:name="BaseNTok" style:family="text" style:parent-style-name="Verbatim_20_Char">
      <style:text-properties fo:color="#40a070"/>
    </style:style>
    <style:style style:name="FloatTok" style:family="text" style:parent-style-name="Verbatim_20_Char">
      <style:text-properties fo:color="#40a070"/>
    </style:style>
    <style:style style:name="ConstantTok" style:family="text" style:parent-style-name="Verbatim_20_Char">
      <style:text-properties fo:color="#880000"/>
    </style:style>
    <style:style style:name="CharTok" style:family="text" style:parent-style-name="Verbatim_20_Char">
      <style:text-properties fo:color="#4070a0"/>
    </style:style>
    <style:style style:name="SpecialCharTok" style:family="text" style:parent-style-name="Verbatim_20_Char">
      <style:text-properties fo:color="#4070a0"/>
    </style:style>
    <style:style style:name="StringTok" style:family="text" style:parent-style-name="Verbatim_20_Char">
      <style:text-properties fo:color="#4070a0"/>
    </style:style>
    <style:style style:name="VerbatimStringTok" style:family="text" style:parent-style-name="Verbatim_20_Char">
      <style:text-properties fo:color="#4070a0"/>
    </style:style>
    <style:style style:name="SpecialStringTok" style:family="text" style:parent-style-name="Verbatim_20_Char">
      <style:text-properties fo:color="#bb6688"/>
    </style:style>
    <style:style style:name="ImportTok" style:family="text" style:parent-style-name="Verbatim_20_Char"/>
    <style:style style:name="CommentTok" style:family="text" style:parent-style-name="Verbatim_20_Char">
      <style:text-properties fo:color="#60a0b0" fo:font-style="italic" style:font-style-asian="italic"/>
    </style:style>
    <style:style style:name="DocumentationTok" style:family="text" style:parent-style-name="Verbatim_20_Char">
      <style:text-properties fo:color="#ba2121" fo:font-style="italic" style:font-style-asian="italic"/>
    </style:style>
    <style:style style:name="AnnotationTok" style:family="text" style:parent-style-name="Verbatim_20_Char">
      <style:text-properties fo:color="#60a0b0" fo:font-style="italic" fo:font-weight="bold" style:font-style-asian="italic" style:font-weight-asian="bold"/>
    </style:style>
    <style:style style:name="CommentVarTok" style:family="text" style:parent-style-name="Verbatim_20_Char">
      <style:text-properties fo:color="#60a0b0" fo:font-style="italic" fo:font-weight="bold" style:font-style-asian="italic" style:font-weight-asian="bold"/>
    </style:style>
    <style:style style:name="OtherTok" style:family="text" style:parent-style-name="Verbatim_20_Char">
      <style:text-properties fo:color="#007020"/>
    </style:style>
    <style:style style:name="FunctionTok" style:family="text" style:parent-style-name="Verbatim_20_Char">
      <style:text-properties fo:color="#06287e"/>
    </style:style>
    <style:style style:name="VariableTok" style:family="text" style:parent-style-name="Verbatim_20_Char">
      <style:text-properties fo:color="#19177c"/>
    </style:style>
    <style:style style:name="ControlFlowTok" style:family="text" style:parent-style-name="Verbatim_20_Char">
      <style:text-properties fo:color="#007020" fo:font-weight="bold" style:font-weight-asian="bold"/>
    </style:style>
    <style:style style:name="OperatorTok" style:family="text" style:parent-style-name="Verbatim_20_Char">
      <style:text-properties fo:color="#666666"/>
    </style:style>
    <style:style style:name="BuiltInTok" style:family="text" style:parent-style-name="Verbatim_20_Char"/>
    <style:style style:name="ExtensionTok" style:family="text" style:parent-style-name="Verbatim_20_Char"/>
    <style:style style:name="PreprocessorTok" style:family="text" style:parent-style-name="Verbatim_20_Char">
      <style:text-properties fo:color="#bc7a00"/>
    </style:style>
    <style:style style:name="AttributeTok" style:family="text" style:parent-style-name="Verbatim_20_Char">
      <style:text-properties fo:color="#7d9029"/>
    </style:style>
    <style:style style:name="RegionMarkerTok" style:family="text" style:parent-style-name="Verbatim_20_Char"/>
    <style:style style:name="InformationTok" style:family="text" style:parent-style-name="Verbatim_20_Char">
      <style:text-properties fo:color="#60a0b0" fo:font-style="italic" fo:font-weight="bold" style:font-style-asian="italic" style:font-weight-asian="bold"/>
    </style:style>
    <style:style style:name="WarningTok" style:family="text" style:parent-style-name="Verbatim_20_Char">
      <style:text-properties fo:color="#60a0b0" fo:font-style="italic" fo:font-weight="bold" style:font-style-asian="italic" style:font-weight-asian="bold"/>
    </style:style>
    <style:style style:name="AlertTok" style:family="text" style:parent-style-name="Verbatim_20_Char">
      <style:text-properties fo:color="#ff0000" fo:font-weight="bold" style:font-weight-asian="bold"/>
    </style:style>
    <style:style style:name="ErrorTok" style:family="text" style:parent-style-name="Verbatim_20_Char">
      <style:text-properties fo:color="#ff0000" fo:font-weight="bold" style:font-weight-asian="bold"/>
    </style:style>
    <style:style style:name="NormalTok" style:family="text" style:parent-style-name="Verbatim_20_Char"/>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Endnote_20_Symbol" style:display-name="Endnote Symbol" style:family="text"/>
    <style:style style:name="Source_20_Text" style:display-name="Source Text" style:family="text">
      <style:text-properties style:font-name="Courier New" style:font-name-asian="Courier New" style:font-name-complex="Courier New"/>
    </style:style>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as-char" svg:y="0in" style:wrap="none" style:vertical-pos="middle" style:vertical-rel="line"/>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WWNum1">
      <text:list-level-style-bullet text:level="1" text:style-name="ListLabel_20_1" style:num-suffix=" " text:bullet-char=" ">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 style:num-suffix=" "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 style:num-suffix=" "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 style:num-suffix=" "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 style:num-suffix=" "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 style:num-suffix=" "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 style:num-suffix=" "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text:style-name="ListLabel_20_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0">
      <text:list-level-style-bullet text:level="1" style:num-suffix=" " text:bullet-char=" ">
        <style:list-level-properties text:list-level-position-and-space-mode="label-alignment">
          <style:list-level-label-alignment text:label-followed-by="listtab" fo:text-indent="-0.3335in" fo:margin-left="0.3335in"/>
        </style:list-level-properties>
      </text:list-level-style-bullet>
      <text:list-level-style-bullet text:level="2" style:num-suffix=" "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1">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2">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3">
      <text:list-level-style-number text:level="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4">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5">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6">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7">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8">
      <text:list-level-style-number text:level="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9">
      <text:list-level-style-number text:level="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0">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1">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2">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3">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4">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5">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6">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top="0in" fo:margin-bottom="0in"/>
    </style:style>
    <style:page-layout style:name="Mpm1">
      <style:page-layout-properties fo:page-width="8.5in" fo:page-height="11in" style:num-format="1" style:print-orientation="portrait" fo:margin-top="1in" fo:margin-bottom="1in" fo:margin-left="0.75in" fo:margin-right="0.75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header-footer-properties fo:min-height="0in" fo:margin-left="0in" fo:margin-right="0in" fo:margin-top="0.1965in"/>
      </style:footer-style>
    </style:page-layout>
    <style:page-layout style:name="Mpm5">
      <style:page-layout-properties fo:page-width="8.5in" fo:page-height="11in" style:num-format="1" style:print-orientation="portrait" fo:margin-top="1in" fo:margin-bottom="1in" fo:margin-left="0.75in" fo:margin-right="0.75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6">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footer>
        <text:p text:style-name="MP1">2019-11-19<text:tab/><text:title>Blockcerts V3 Proposal</text:title> 1.0<text:tab/><text:page-number text:select-page="current">1</text:page-number></text:p>
      </style:footer>
    </style:master-page>
    <style:master-page style:name="Converted1" style:page-layout-name="Mpm2">
      <style:footer>
        <text:p text:style-name="Footer"/>
      </style:footer>
    </style:master-page>
    <style:master-page style:name="Converted2" style:page-layout-name="Mpm2">
      <style:footer>
        <text:p text:style-name="Footer"/>
      </style:footer>
    </style:master-page>
    <style:master-page style:name="Converted3" style:page-layout-name="Mpm2">
      <style:footer>
        <text:p text:style-name="Footer"/>
      </style:footer>
    </style:master-page>
    <style:master-page style:name="Converted4" style:page-layout-name="Mpm2">
      <style:footer>
        <text:p text:style-name="Footer"/>
      </style:footer>
    </style:master-page>
    <style:master-page style:name="Converted5" style:page-layout-name="Mpm2">
      <style:footer>
        <text:p text:style-name="Footer"/>
      </style:footer>
    </style:master-page>
    <style:master-page style:name="Converted6" style:page-layout-name="Mpm3"/>
    <style:master-page style:name="Converted7" style:page-layout-name="Mpm3"/>
    <style:master-page style:name="Converted8" style:page-layout-name="Mpm3"/>
    <style:master-page style:name="Endnote" style:page-layout-name="Mpm4">
      <style:footer>
        <text:p text:style-name="Footer"/>
      </style:footer>
    </style:master-page>
    <style:master-page style:name="HTML" style:page-layout-name="Mpm5">
      <style:footer>
        <text:p text:style-name="Footer"/>
      </style:footer>
    </style:master-page>
    <style:master-page style:name="Footnot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Blockcerts V3 Proposal</dc:title>
    <dc:date>2019-12-19T13:09:08</dc:date>
    <dc:creator>Shannon Appelcline</dc:creator>
    <meta:editing-duration>PT21H44M34S</meta:editing-duration>
    <meta:editing-cycles>9</meta:editing-cycles>
    <meta:generator>OpenOffice/4.1.5$Unix OpenOffice.org_project/415m1$Build-9789</meta:generator>
    <meta:document-statistic meta:table-count="0" meta:image-count="2" meta:object-count="0" meta:page-count="23" meta:paragraph-count="636" meta:word-count="4824" meta:character-count="38966"/>
  </office:meta>
</office:document-meta>
</file>